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1" style:font-size-complex="11pt" style:font-weight-complex="normal"/>
    </style:style>
    <style:style style:name="P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1" style:font-size-complex="12pt" style:font-weight-complex="normal"/>
    </style:style>
    <style:style style:name="P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 style:font-size-complex="12pt" style:font-weight-complex="normal"/>
    </style:style>
    <style:style style:name="P5"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1" style:font-size-complex="12pt" style:font-weight-complex="normal"/>
    </style:style>
    <style:style style:name="P6"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 style:font-size-complex="12pt"/>
    </style:style>
    <style:style style:name="P7"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1" style:font-size-complex="11pt" style:font-weight-complex="normal"/>
    </style:style>
    <style:style style:name="P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9"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0e99e" style:font-size-asian="12pt" style:language-asian="tr" style:country-asian="TR" style:font-weight-asian="normal" style:font-name-complex="Times New Roman" style:font-size-complex="12pt" style:font-weight-complex="normal"/>
    </style:style>
    <style:style style:name="P10"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32608" style:font-size-asian="12pt" style:language-asian="tr" style:country-asian="TR" style:font-weight-asian="normal" style:font-name-complex="Times New Roman" style:font-size-complex="12pt" style:font-weight-complex="normal"/>
    </style:style>
    <style:style style:name="P1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paragraph-rsid="00b32608" style:font-size-asian="12pt" style:font-weight-asian="bold" style:font-size-complex="12pt" style:font-weight-complex="bold"/>
    </style:style>
    <style:style style:name="P1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1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5"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1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17"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 style:font-size-complex="12pt" style:font-weight-complex="normal"/>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normal" officeooo:rsid="007e3d08" officeooo:paragraph-rsid="00875977" style:font-size-asian="12pt" style:language-asian="tr" style:country-asian="TR" style:font-style-asian="normal" style:font-name-complex="Times New Roman" style:font-size-complex="12pt" style:font-weight-complex="normal"/>
    </style:style>
    <style:style style:name="P33"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 style:font-size-complex="11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b32608" style:font-size-asian="11pt" style:font-size-complex="11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b3f9ce" style:font-size-asian="11pt" style:language-asian="tr" style:country-asian="TR" style:font-weight-asian="normal" style:font-name-complex="Times New Roman" style:font-size-complex="11pt" style:font-weight-complex="normal"/>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normal" officeooo:paragraph-rsid="00b32608" style:font-size-asian="11pt" style:font-style-asian="normal" style:font-size-complex="11pt" style:font-style-complex="normal"/>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normal" officeooo:paragraph-rsid="00b32608" style:font-size-asian="11pt" style:language-asian="tr" style:country-asian="TR" style:font-style-asian="normal" style:font-name-complex="Times New Roman" style:font-size-complex="11pt" style:font-style-complex="normal"/>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 style:font-size-complex="11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 style:font-size-complex="11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 style:font-size-complex="11pt" style:font-style-complex="normal"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32608" style:font-size-asian="12pt" style:font-size-complex="12pt"/>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32608" style:font-size-asian="12pt" style:language-asian="tr" style:country-asian="TR" style:font-name-complex="Times New Roman" style:font-size-complex="12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 style:font-size-complex="12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32608" style:font-size-asian="12pt" style:font-size-complex="12pt"/>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font-style-complex="italic" style:font-weight-complex="bold"/>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fo:font-weight="normal" officeooo:rsid="00b3f9ce" officeooo:paragraph-rsid="00b3f9ce" style:font-size-asian="12pt" style:language-asian="tr" style:country-asian="TR" style:font-style-asian="italic" style:font-weight-asian="normal" style:font-name-complex="Times New Roman" style:font-size-complex="12pt" style:font-style-complex="italic" style:font-weight-complex="normal"/>
    </style:style>
    <style:style style:name="P7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7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7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7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7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 style:font-size-complex="12pt"/>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b32608" style:font-size-asian="11pt" style:language-asian="tr" style:country-asian="TR" style:font-weight-asian="normal" style:font-name-complex="Times New Roman" style:font-size-complex="11pt" style:font-weight-complex="normal"/>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55ae5c" officeooo:paragraph-rsid="00b32608" style:font-size-asian="11pt" style:language-asian="tr" style:country-asian="TR" style:font-weight-asian="normal" style:font-name-complex="Times New Roman" style:font-size-complex="11pt" style:font-weight-complex="normal"/>
    </style:style>
    <style:style style:name="P7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c90846" officeooo:paragraph-rsid="00b892cb" style:font-size-asian="12pt" style:language-asian="tr" style:country-asian="TR" style:font-weight-asian="normal" style:font-name-complex="Times New Roman" style:font-size-complex="12pt" style:font-weight-complex="normal"/>
    </style:style>
    <style:style style:name="P79"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 style:font-size-complex="12pt" style:font-weight-complex="bold"/>
    </style:style>
    <style:style style:name="P8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 style:font-size-complex="12pt" style:font-weight-complex="bold"/>
    </style:style>
    <style:style style:name="P8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b892cb" style:font-size-asian="12pt" style:language-asian="tr" style:country-asian="TR" style:font-style-asian="italic" style:font-weight-asian="bold" style:font-name-complex="Times New Roman" style:font-size-complex="12pt"/>
    </style:style>
    <style:style style:name="P8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892cb" style:font-size-asian="12pt" style:font-size-complex="12pt"/>
    </style:style>
    <style:style style:name="P8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c90846" officeooo:paragraph-rsid="00b892cb" style:font-size-asian="12pt" style:language-asian="tr" style:country-asian="TR" style:font-weight-asian="normal" style:font-name-complex="Times New Roman" style:font-size-complex="12pt" style:font-weight-complex="normal"/>
    </style:style>
    <style:style style:name="P84"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b892cb"/>
    </style:style>
    <style:style style:name="P85"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b892cb"/>
    </style:style>
    <style:style style:name="P86"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b892cb" style:font-size-asian="12pt" style:language-asian="tr" style:country-asian="TR" style:font-weight-asian="bold" style:font-name-complex="Times New Roman" style:font-size-complex="12pt" style:font-weight-complex="bold"/>
    </style:style>
    <style:style style:name="P87"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b892cb" style:font-size-asian="12pt" style:language-asian="tr" style:country-asian="TR" style:font-weight-asian="normal" style:font-name-complex="Times New Roman" style:font-size-complex="12pt" style:font-weight-complex="normal"/>
    </style:style>
    <style:style style:name="P88"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b892cb" style:font-size-asian="12pt" style:language-asian="tr" style:country-asian="TR" style:font-weight-asian="normal" style:font-name-complex="Times New Roman" style:font-size-complex="12pt" style:font-weight-complex="normal"/>
    </style:style>
    <style:style style:name="P89"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b892cb" style:font-size-asian="12pt" style:language-asian="tr" style:country-asian="TR" style:font-weight-asian="normal" style:font-name-complex="Times New Roman" style:font-size-complex="12pt" style:font-weight-complex="normal"/>
    </style:style>
    <style:style style:name="P9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b892cb" style:font-size-asian="12pt" style:language-asian="tr" style:country-asian="TR" style:font-weight-asian="normal" style:font-name-complex="Times New Roman" style:font-size-complex="12pt" style:font-weight-complex="normal"/>
    </style:style>
    <style:style style:name="P91"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b892cb" style:font-weight-asian="bold" style:font-weight-complex="bold"/>
    </style:style>
    <style:style style:name="P92"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b892cb"/>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c34356" style:font-weight-asian="normal" style:font-weight-complex="normal"/>
    </style:style>
    <style:style style:name="T10" style:family="text">
      <style:text-properties fo:font-weight="normal" style:language-asian="tr" style:country-asian="TR" style:font-weight-asian="normal" style:font-name-complex="Times New Roman" style:font-weight-complex="normal"/>
    </style:style>
    <style:style style:name="T11" style:family="text">
      <style:text-properties fo:font-weight="normal" officeooo:rsid="00310090" style:language-asian="tr" style:country-asian="TR" style:font-weight-asian="normal" style:font-name-complex="Times New Roman" style:font-weight-complex="normal"/>
    </style:style>
    <style:style style:name="T12" style:family="text">
      <style:text-properties fo:font-weight="normal" officeooo:rsid="0038a6b6" style:language-asian="tr" style:country-asian="TR" style:font-weight-asian="normal" style:font-name-complex="Times New Roman" style:font-weight-complex="normal"/>
    </style:style>
    <style:style style:name="T13" style:family="text">
      <style:text-properties fo:font-weight="normal" officeooo:rsid="0043c25c" style:language-asian="tr" style:country-asian="TR" style:font-weight-asian="normal" style:font-name-complex="Times New Roman" style:font-weight-complex="normal"/>
    </style:style>
    <style:style style:name="T14" style:family="text">
      <style:text-properties fo:font-weight="normal" officeooo:rsid="00455e00" style:language-asian="tr" style:country-asian="TR" style:font-weight-asian="normal" style:font-name-complex="Times New Roman" style:font-weight-complex="normal"/>
    </style:style>
    <style:style style:name="T15" style:family="text">
      <style:text-properties fo:font-weight="normal" officeooo:rsid="007ab96d" style:language-asian="tr" style:country-asian="TR" style:font-weight-asian="normal" style:font-name-complex="Times New Roman" style:font-weight-complex="normal"/>
    </style:style>
    <style:style style:name="T16" style:family="text">
      <style:text-properties fo:font-weight="normal" officeooo:rsid="00a43a1d" style:language-asian="tr" style:country-asian="TR" style:font-weight-asian="normal" style:font-name-complex="Times New Roman" style:font-weight-complex="normal"/>
    </style:style>
    <style:style style:name="T17" style:family="text">
      <style:text-properties fo:font-weight="normal" officeooo:rsid="00b32608" style:language-asian="tr" style:country-asian="TR" style:font-weight-asian="normal" style:font-name-complex="Times New Roman" style:font-weight-complex="normal"/>
    </style:style>
    <style:style style:name="T18" style:family="text">
      <style:text-properties fo:font-weight="normal" officeooo:rsid="0089ada2" style:language-asian="tr" style:country-asian="TR" style:font-weight-asian="normal" style:font-name-complex="Times New Roman" style:font-weight-complex="normal"/>
    </style:style>
    <style:style style:name="T19" style:family="text">
      <style:text-properties fo:font-weight="normal" officeooo:rsid="003c3a02" style:language-asian="tr" style:country-asian="TR" style:font-weight-asian="normal" style:font-weight-complex="normal"/>
    </style:style>
    <style:style style:name="T20" style:family="text">
      <style:text-properties fo:font-weight="normal" officeooo:rsid="00374a74" style:language-asian="tr" style:country-asian="TR" style:font-weight-asian="normal" style:font-weight-complex="normal"/>
    </style:style>
    <style:style style:name="T21" style:family="text">
      <style:text-properties fo:font-weight="normal" officeooo:rsid="0014a809" style:language-asian="tr" style:country-asian="TR" style:font-weight-asian="normal" style:font-weight-complex="normal"/>
    </style:style>
    <style:style style:name="T22" style:family="text">
      <style:text-properties fo:font-weight="normal" officeooo:rsid="006fa4e9" style:language-asian="tr" style:country-asian="TR" style:font-weight-asian="normal" style:font-weight-complex="normal"/>
    </style:style>
    <style:style style:name="T23" style:family="text">
      <style:text-properties officeooo:rsid="00172ad1"/>
    </style:style>
    <style:style style:name="T24" style:family="text">
      <style:text-properties officeooo:rsid="00191904"/>
    </style:style>
    <style:style style:name="T25" style:family="text">
      <style:text-properties officeooo:rsid="001b7644"/>
    </style:style>
    <style:style style:name="T26" style:family="text">
      <style:text-properties officeooo:rsid="001cc920"/>
    </style:style>
    <style:style style:name="T27" style:family="text">
      <style:text-properties officeooo:rsid="001e1f00"/>
    </style:style>
    <style:style style:name="T28" style:family="text">
      <style:text-properties fo:font-weight="bold" style:font-weight-asian="bold" style:font-weight-complex="bold"/>
    </style:style>
    <style:style style:name="T29" style:family="text">
      <style:text-properties fo:font-weight="bold" officeooo:rsid="0024c625" style:font-weight-asian="bold" style:font-weight-complex="bold"/>
    </style:style>
    <style:style style:name="T30" style:family="text">
      <style:text-properties fo:font-weight="bold" officeooo:rsid="002572b2" style:font-weight-asian="bold" style:font-weight-complex="bold"/>
    </style:style>
    <style:style style:name="T31" style:family="text">
      <style:text-properties fo:font-weight="bold" officeooo:rsid="00275b19" style:font-weight-asian="bold" style:font-weight-complex="bold"/>
    </style:style>
    <style:style style:name="T32" style:family="text">
      <style:text-properties fo:font-weight="bold" officeooo:rsid="00298cb2" style:font-weight-asian="bold" style:font-weight-complex="bold"/>
    </style:style>
    <style:style style:name="T33" style:family="text">
      <style:text-properties fo:font-weight="bold" officeooo:rsid="002a4e45" style:font-weight-asian="bold" style:font-weight-complex="bold"/>
    </style:style>
    <style:style style:name="T34" style:family="text">
      <style:text-properties fo:font-weight="bold" officeooo:rsid="0043c25c" style:font-weight-asian="bold" style:font-weight-complex="bold"/>
    </style:style>
    <style:style style:name="T35" style:family="text">
      <style:text-properties fo:font-weight="bold" officeooo:rsid="004419e8" style:font-weight-asian="bold" style:font-weight-complex="bold"/>
    </style:style>
    <style:style style:name="T36" style:family="text">
      <style:text-properties fo:font-weight="bold" officeooo:rsid="00443595" style:font-weight-asian="bold" style:font-weight-complex="bold"/>
    </style:style>
    <style:style style:name="T37" style:family="text">
      <style:text-properties fo:font-weight="bold" officeooo:rsid="00455e00" style:font-weight-asian="bold" style:font-weight-complex="bold"/>
    </style:style>
    <style:style style:name="T38" style:family="text">
      <style:text-properties fo:font-weight="bold" officeooo:rsid="00a1fb85" style:font-weight-asian="bold" style:font-weight-complex="bold"/>
    </style:style>
    <style:style style:name="T39" style:family="text">
      <style:text-properties fo:font-weight="bold" officeooo:rsid="007ab96d" style:font-weight-asian="bold" style:font-weight-complex="bold"/>
    </style:style>
    <style:style style:name="T40" style:family="text">
      <style:text-properties fo:font-weight="bold" officeooo:rsid="0078c540" style:font-weight-asian="bold" style:font-weight-complex="bold"/>
    </style:style>
    <style:style style:name="T41" style:family="text">
      <style:text-properties fo:font-weight="bold" officeooo:rsid="008042ba" style:font-weight-asian="bold" style:font-weight-complex="bold"/>
    </style:style>
    <style:style style:name="T42" style:family="text">
      <style:text-properties fo:font-weight="bold" officeooo:rsid="00b32608" style:font-weight-asian="bold" style:font-weight-complex="bold"/>
    </style:style>
    <style:style style:name="T43" style:family="text">
      <style:text-properties fo:font-weight="bold" style:language-asian="tr" style:country-asian="TR" style:font-weight-asian="bold" style:font-name-complex="Times New Roman" style:font-weight-complex="bold"/>
    </style:style>
    <style:style style:name="T44" style:family="text">
      <style:text-properties fo:font-weight="bold" officeooo:rsid="002a4e45" style:language-asian="tr" style:country-asian="TR" style:font-weight-asian="bold" style:font-name-complex="Times New Roman" style:font-weight-complex="bold"/>
    </style:style>
    <style:style style:name="T45" style:family="text">
      <style:text-properties fo:font-weight="bold" officeooo:rsid="00455e00" style:language-asian="tr" style:country-asian="TR" style:font-weight-asian="bold" style:font-name-complex="Times New Roman" style:font-weight-complex="bold"/>
    </style:style>
    <style:style style:name="T46" style:family="text">
      <style:text-properties fo:font-weight="bold" officeooo:rsid="002bcdb2" style:language-asian="tr" style:country-asian="TR" style:font-weight-asian="bold" style:font-name-complex="Times New Roman" style:font-weight-complex="bold"/>
    </style:style>
    <style:style style:name="T47" style:family="text">
      <style:text-properties fo:font-weight="bold" officeooo:rsid="003b129e" style:language-asian="tr" style:country-asian="TR" style:font-weight-asian="bold" style:font-name-complex="Times New Roman" style:font-weight-complex="bold"/>
    </style:style>
    <style:style style:name="T48" style:family="text">
      <style:text-properties fo:font-weight="bold" officeooo:rsid="009100a2" style:language-asian="tr" style:country-asian="TR" style:font-weight-asian="bold" style:font-name-complex="Times New Roman" style:font-weight-complex="bold"/>
    </style:style>
    <style:style style:name="T49" style:family="text">
      <style:text-properties fo:font-weight="bold" officeooo:rsid="0083f865" style:language-asian="tr" style:country-asian="TR" style:font-weight-asian="bold" style:font-name-complex="Times New Roman" style:font-weight-complex="bold"/>
    </style:style>
    <style:style style:name="T50" style:family="text">
      <style:text-properties fo:font-weight="bold" officeooo:rsid="00632b9b" style:language-asian="tr" style:country-asian="TR" style:font-weight-asian="bold" style:font-name-complex="Times New Roman" style:font-weight-complex="bold"/>
    </style:style>
    <style:style style:name="T51" style:family="text">
      <style:text-properties fo:font-weight="bold" officeooo:rsid="008f180f" style:language-asian="tr" style:country-asian="TR" style:font-weight-asian="bold" style:font-name-complex="Times New Roman" style:font-weight-complex="bold"/>
    </style:style>
    <style:style style:name="T52" style:family="text">
      <style:text-properties fo:font-weight="bold" officeooo:rsid="007ab96d" style:language-asian="tr" style:country-asian="TR" style:font-weight-asian="bold" style:font-name-complex="Times New Roman" style:font-weight-complex="bold"/>
    </style:style>
    <style:style style:name="T53" style:family="text">
      <style:text-properties fo:font-weight="bold" officeooo:rsid="0078c540" style:language-asian="tr" style:country-asian="TR" style:font-weight-asian="bold" style:font-name-complex="Times New Roman" style:font-weight-complex="bold"/>
    </style:style>
    <style:style style:name="T54" style:family="text">
      <style:text-properties fo:font-weight="bold" officeooo:rsid="009ca694" style:language-asian="tr" style:country-asian="TR" style:font-weight-asian="bold" style:font-name-complex="Times New Roman" style:font-weight-complex="bold"/>
    </style:style>
    <style:style style:name="T55" style:family="text">
      <style:text-properties fo:font-weight="bold" officeooo:rsid="00a1fb85" style:language-asian="tr" style:country-asian="TR" style:font-weight-asian="bold" style:font-name-complex="Times New Roman" style:font-weight-complex="bold"/>
    </style:style>
    <style:style style:name="T56" style:family="text">
      <style:text-properties fo:font-weight="bold" officeooo:rsid="00a43a1d" style:language-asian="tr" style:country-asian="TR" style:font-weight-asian="bold" style:font-name-complex="Times New Roman" style:font-weight-complex="bold"/>
    </style:style>
    <style:style style:name="T57" style:family="text">
      <style:text-properties fo:font-weight="bold" officeooo:rsid="006fa4e9" style:language-asian="tr" style:country-asian="TR" style:font-weight-asian="bold" style:font-name-complex="Times New Roman" style:font-weight-complex="bold"/>
    </style:style>
    <style:style style:name="T58" style:family="text">
      <style:text-properties fo:font-weight="bold" officeooo:rsid="008042ba" style:language-asian="tr" style:country-asian="TR" style:font-weight-asian="bold" style:font-name-complex="Times New Roman" style:font-weight-complex="bold"/>
    </style:style>
    <style:style style:name="T59" style:family="text">
      <style:text-properties fo:font-weight="bold" officeooo:rsid="00b32608" style:language-asian="tr" style:country-asian="TR" style:font-weight-asian="bold" style:font-name-complex="Times New Roman" style:font-weight-complex="bold"/>
    </style:style>
    <style:style style:name="T60" style:family="text">
      <style:text-properties fo:letter-spacing="0.011cm"/>
    </style:style>
    <style:style style:name="T61" style:family="text">
      <style:text-properties officeooo:rsid="001f62ef"/>
    </style:style>
    <style:style style:name="T62" style:family="text">
      <style:text-properties officeooo:rsid="0023f1ec"/>
    </style:style>
    <style:style style:name="T63" style:family="text">
      <style:text-properties officeooo:rsid="0024c625"/>
    </style:style>
    <style:style style:name="T64" style:family="text">
      <style:text-properties fo:font-style="normal" fo:font-weight="bold" officeooo:rsid="00172ad1" style:font-style-asian="normal" style:font-weight-asian="bold" style:font-name-complex="Times New Roman1" style:font-weight-complex="bold"/>
    </style:style>
    <style:style style:name="T65" style:family="text">
      <style:text-properties fo:font-style="normal" fo:font-weight="bold" officeooo:rsid="002572b2" style:font-style-asian="normal" style:font-weight-asian="bold" style:font-name-complex="Times New Roman1" style:font-weight-complex="bold"/>
    </style:style>
    <style:style style:name="T66" style:family="text">
      <style:text-properties fo:font-style="normal" fo:font-weight="bold" officeooo:rsid="005192be" style:font-style-asian="normal" style:font-weight-asian="bold" style:font-name-complex="Times New Roman1" style:font-weight-complex="bold"/>
    </style:style>
    <style:style style:name="T67" style:family="text">
      <style:text-properties fo:font-style="normal" fo:font-weight="bold" officeooo:rsid="00632b9b" style:font-style-asian="normal" style:font-weight-asian="bold" style:font-name-complex="Times New Roman1" style:font-weight-complex="bold"/>
    </style:style>
    <style:style style:name="T68" style:family="text">
      <style:text-properties fo:font-style="normal" fo:font-weight="bold" officeooo:rsid="00821128" style:font-style-asian="normal" style:font-weight-asian="bold" style:font-name-complex="Times New Roman1" style:font-weight-complex="bold"/>
    </style:style>
    <style:style style:name="T69" style:family="text">
      <style:text-properties fo:font-style="normal" fo:font-weight="bold" officeooo:rsid="009100a2" style:font-style-asian="normal" style:font-weight-asian="bold" style:font-name-complex="Times New Roman1" style:font-weight-complex="bold"/>
    </style:style>
    <style:style style:name="T70" style:family="text">
      <style:text-properties fo:font-style="normal" fo:font-weight="bold" officeooo:rsid="006fa4e9" style:font-style-asian="normal" style:font-weight-asian="bold" style:font-name-complex="Times New Roman1" style:font-weight-complex="bold"/>
    </style:style>
    <style:style style:name="T71" style:family="text">
      <style:text-properties fo:font-style="normal" fo:font-weight="bold" officeooo:rsid="00a1fb85" style:font-style-asian="normal" style:font-weight-asian="bold" style:font-name-complex="Times New Roman1" style:font-weight-complex="bold"/>
    </style:style>
    <style:style style:name="T72" style:family="text">
      <style:text-properties fo:font-style="normal" fo:font-weight="bold" officeooo:rsid="00a43a1d" style:font-style-asian="normal" style:font-weight-asian="bold" style:font-name-complex="Times New Roman1" style:font-weight-complex="bold"/>
    </style:style>
    <style:style style:name="T73" style:family="text">
      <style:text-properties fo:font-style="normal" fo:font-weight="bold" officeooo:rsid="00b32608" style:font-style-asian="normal" style:font-weight-asian="bold" style:font-name-complex="Times New Roman1" style:font-weight-complex="bold"/>
    </style:style>
    <style:style style:name="T74" style:family="text">
      <style:text-properties fo:font-style="normal" fo:font-weight="bold" style:font-style-asian="normal" style:font-weight-asian="bold" style:font-name-complex="Times New Roman1" style:font-weight-complex="normal"/>
    </style:style>
    <style:style style:name="T75" style:family="text">
      <style:text-properties fo:font-style="normal" fo:font-weight="bold" officeooo:rsid="0024c625" style:font-style-asian="normal" style:font-weight-asian="bold" style:font-name-complex="Times New Roman1" style:font-weight-complex="normal"/>
    </style:style>
    <style:style style:name="T76" style:family="text">
      <style:text-properties fo:font-style="normal" fo:font-weight="bold" officeooo:rsid="002572b2" style:font-style-asian="normal" style:font-weight-asian="bold" style:font-name-complex="Times New Roman1" style:font-weight-complex="normal"/>
    </style:style>
    <style:style style:name="T77" style:family="text">
      <style:text-properties fo:font-style="normal" fo:font-weight="bold" officeooo:rsid="00275b19" style:font-style-asian="normal" style:font-weight-asian="bold" style:font-name-complex="Times New Roman1" style:font-weight-complex="normal"/>
    </style:style>
    <style:style style:name="T78" style:family="text">
      <style:text-properties fo:font-style="normal" fo:font-weight="bold" officeooo:rsid="00298cb2" style:font-style-asian="normal" style:font-weight-asian="bold" style:font-name-complex="Times New Roman1" style:font-weight-complex="normal"/>
    </style:style>
    <style:style style:name="T79" style:family="text">
      <style:text-properties fo:font-style="normal" fo:font-weight="bold" officeooo:rsid="002a4e45" style:font-style-asian="normal" style:font-weight-asian="bold" style:font-name-complex="Times New Roman1" style:font-weight-complex="normal"/>
    </style:style>
    <style:style style:name="T80" style:family="text">
      <style:text-properties fo:font-style="normal" fo:font-weight="bold" officeooo:rsid="005192be" style:font-style-asian="normal" style:font-weight-asian="bold" style:font-name-complex="Times New Roman1" style:font-weight-complex="normal"/>
    </style:style>
    <style:style style:name="T81" style:family="text">
      <style:text-properties fo:font-style="normal" fo:font-weight="normal" style:font-style-asian="normal" style:font-weight-asian="normal" style:font-name-complex="Times New Roman1" style:font-weight-complex="normal"/>
    </style:style>
    <style:style style:name="T82" style:family="text">
      <style:text-properties fo:font-style="normal" fo:font-weight="normal" officeooo:rsid="00172ad1" style:font-style-asian="normal" style:font-weight-asian="normal" style:font-name-complex="Times New Roman1" style:font-weight-complex="normal"/>
    </style:style>
    <style:style style:name="T83" style:family="text">
      <style:text-properties fo:font-style="normal" fo:font-weight="normal" officeooo:rsid="00275b19" style:font-style-asian="normal" style:font-weight-asian="normal" style:font-name-complex="Times New Roman1" style:font-weight-complex="normal"/>
    </style:style>
    <style:style style:name="T84" style:family="text">
      <style:text-properties fo:font-style="normal" fo:font-weight="normal" officeooo:rsid="0023f1ec" style:font-style-asian="normal" style:font-weight-asian="normal" style:font-name-complex="Times New Roman1" style:font-weight-complex="normal"/>
    </style:style>
    <style:style style:name="T85" style:family="text">
      <style:text-properties fo:font-style="normal" fo:font-weight="normal" officeooo:rsid="0043c25c" style:font-style-asian="normal" style:font-weight-asian="normal" style:font-name-complex="Times New Roman1" style:font-weight-complex="normal"/>
    </style:style>
    <style:style style:name="T86" style:family="text">
      <style:text-properties fo:font-style="normal" fo:font-weight="normal" officeooo:rsid="002572b2" style:font-style-asian="normal" style:font-weight-asian="normal" style:font-name-complex="Times New Roman1" style:font-weight-complex="normal"/>
    </style:style>
    <style:style style:name="T87" style:family="text">
      <style:text-properties fo:font-style="normal" fo:font-weight="normal" officeooo:rsid="00455e00" style:font-style-asian="normal" style:font-weight-asian="normal" style:font-name-complex="Times New Roman1" style:font-weight-complex="normal"/>
    </style:style>
    <style:style style:name="T88" style:family="text">
      <style:text-properties fo:font-style="normal" fo:font-weight="normal" officeooo:rsid="0047d350" style:font-style-asian="normal" style:font-weight-asian="normal" style:font-name-complex="Times New Roman1" style:font-weight-complex="normal"/>
    </style:style>
    <style:style style:name="T89" style:family="text">
      <style:text-properties fo:font-style="normal" fo:font-weight="normal" officeooo:rsid="007390b8" style:font-style-asian="normal" style:font-weight-asian="normal" style:font-name-complex="Times New Roman1" style:font-weight-complex="normal"/>
    </style:style>
    <style:style style:name="T90" style:family="text">
      <style:text-properties fo:font-style="normal" fo:font-weight="normal" officeooo:rsid="0089ada2" style:language-asian="tr" style:country-asian="TR" style:font-style-asian="normal" style:font-weight-asian="normal" style:font-name-complex="Times New Roman" style:font-style-complex="normal" style:font-weight-complex="normal"/>
    </style:style>
    <style:style style:name="T91" style:family="text">
      <style:text-properties fo:font-style="normal" style:font-style-asian="normal" style:font-name-complex="Times New Roman1" style:font-weight-complex="normal"/>
    </style:style>
    <style:style style:name="T92" style:family="text">
      <style:text-properties fo:font-style="normal" officeooo:rsid="00172ad1" style:font-style-asian="normal" style:font-name-complex="Times New Roman1" style:font-weight-complex="normal"/>
    </style:style>
    <style:style style:name="T93" style:family="text">
      <style:text-properties fo:font-style="normal" officeooo:rsid="00275b19" style:font-style-asian="normal" style:font-name-complex="Times New Roman1" style:font-weight-complex="normal"/>
    </style:style>
    <style:style style:name="T94" style:family="text">
      <style:text-properties fo:font-style="normal" officeooo:rsid="0024c625" style:font-style-asian="normal" style:font-name-complex="Times New Roman1" style:font-weight-complex="normal"/>
    </style:style>
    <style:style style:name="T95" style:family="text">
      <style:text-properties fo:font-style="normal" officeooo:rsid="0043c25c" style:font-style-asian="normal" style:font-name-complex="Times New Roman1" style:font-weight-complex="normal"/>
    </style:style>
    <style:style style:name="T96" style:family="text">
      <style:text-properties fo:font-style="normal" style:language-asian="tr" style:country-asian="TR" style:font-style-asian="normal" style:font-name-complex="Times New Roman" style:font-weight-complex="normal"/>
    </style:style>
    <style:style style:name="T97" style:family="text">
      <style:text-properties fo:font-style="normal" officeooo:rsid="00496a67" style:language-asian="tr" style:country-asian="TR" style:font-style-asian="normal" style:font-name-complex="Times New Roman" style:font-weight-complex="normal"/>
    </style:style>
    <style:style style:name="T98" style:family="text">
      <style:text-properties fo:font-style="normal" officeooo:rsid="00443595" style:language-asian="tr" style:country-asian="TR" style:font-style-asian="normal" style:font-name-complex="Times New Roman" style:font-weight-complex="normal"/>
    </style:style>
    <style:style style:name="T99" style:family="text">
      <style:text-properties fo:font-style="normal" officeooo:rsid="003d13be" style:language-asian="tr" style:country-asian="TR" style:font-style-asian="normal" style:font-name-complex="Times New Roman" style:font-weight-complex="normal"/>
    </style:style>
    <style:style style:name="T100" style:family="text">
      <style:text-properties fo:font-style="normal" officeooo:rsid="003b129e" style:language-asian="tr" style:country-asian="TR" style:font-style-asian="normal" style:font-name-complex="Times New Roman" style:font-weight-complex="normal"/>
    </style:style>
    <style:style style:name="T101" style:family="text">
      <style:text-properties fo:font-style="normal" officeooo:rsid="003c9814" style:language-asian="tr" style:country-asian="TR" style:font-style-asian="normal" style:font-name-complex="Times New Roman" style:font-weight-complex="normal"/>
    </style:style>
    <style:style style:name="T102" style:family="text">
      <style:text-properties fo:font-style="normal" officeooo:rsid="0056ecfa" style:language-asian="tr" style:country-asian="TR" style:font-style-asian="normal" style:font-name-complex="Times New Roman" style:font-weight-complex="normal"/>
    </style:style>
    <style:style style:name="T103" style:family="text">
      <style:text-properties fo:font-style="normal" officeooo:rsid="007e3d08" style:language-asian="tr" style:country-asian="TR" style:font-style-asian="normal" style:font-name-complex="Times New Roman" style:font-weight-complex="normal"/>
    </style:style>
    <style:style style:name="T104" style:family="text">
      <style:text-properties fo:font-style="normal" officeooo:rsid="008f180f" style:language-asian="tr" style:country-asian="TR" style:font-style-asian="normal" style:font-name-complex="Times New Roman" style:font-weight-complex="normal"/>
    </style:style>
    <style:style style:name="T105"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06" style:family="text">
      <style:text-properties fo:language="tr" fo:country="TR" fo:font-weight="bold" style:font-weight-asian="bold" style:font-name-complex="Times New Roman1" style:font-weight-complex="bold"/>
    </style:style>
    <style:style style:name="T107" style:family="text">
      <style:text-properties fo:language="tr" fo:country="TR" fo:font-weight="bold" officeooo:rsid="0024c625" style:font-weight-asian="bold" style:font-name-complex="Times New Roman1" style:font-weight-complex="bold"/>
    </style:style>
    <style:style style:name="T108" style:family="text">
      <style:text-properties fo:language="tr" fo:country="TR" fo:font-weight="bold" officeooo:rsid="0043c25c" style:font-weight-asian="bold" style:font-name-complex="Times New Roman1" style:font-weight-complex="bold"/>
    </style:style>
    <style:style style:name="T109" style:family="text">
      <style:text-properties fo:language="tr" fo:country="TR" fo:font-style="normal" fo:font-weight="bold" style:font-style-asian="normal" style:font-weight-asian="bold" style:font-name-complex="Times New Roman1" style:font-weight-complex="normal"/>
    </style:style>
    <style:style style:name="T110" style:family="text">
      <style:text-properties fo:language="tr" fo:country="TR" fo:font-style="normal" fo:font-weight="normal" style:font-style-asian="normal" style:font-weight-asian="normal" style:font-name-complex="Times New Roman1" style:font-weight-complex="normal"/>
    </style:style>
    <style:style style:name="T111" style:family="text">
      <style:text-properties fo:language="tr" fo:country="TR" fo:font-style="normal" fo:font-weight="normal" officeooo:rsid="004c1294" style:font-style-asian="normal" style:font-weight-asian="normal" style:font-name-complex="Times New Roman1" style:font-weight-complex="normal"/>
    </style:style>
    <style:style style:name="T112" style:family="text">
      <style:text-properties fo:language="tr" fo:country="TR" style:font-name-complex="Times New Roman1"/>
    </style:style>
    <style:style style:name="T113" style:family="text">
      <style:text-properties fo:language="tr" fo:country="TR" officeooo:rsid="00172ad1" style:font-name-complex="Times New Roman1"/>
    </style:style>
    <style:style style:name="T114" style:family="text">
      <style:text-properties fo:language="tr" fo:country="TR" officeooo:rsid="0043c25c" style:font-name-complex="Times New Roman1"/>
    </style:style>
    <style:style style:name="T115" style:family="text">
      <style:text-properties fo:language="tr" fo:country="TR" officeooo:rsid="004c1294" style:font-name-complex="Times New Roman1"/>
    </style:style>
    <style:style style:name="T116" style:family="text">
      <style:text-properties fo:language="tr" fo:country="TR" officeooo:rsid="00b0e99e" style:font-name-complex="Times New Roman1"/>
    </style:style>
    <style:style style:name="T117" style:family="text">
      <style:text-properties officeooo:rsid="002b0bb3"/>
    </style:style>
    <style:style style:name="T118" style:family="text">
      <style:text-properties style:language-asian="tr" style:country-asian="TR" style:font-name-complex="Times New Roman"/>
    </style:style>
    <style:style style:name="T119" style:family="text">
      <style:text-properties officeooo:rsid="00172ad1" style:language-asian="tr" style:country-asian="TR" style:font-name-complex="Times New Roman"/>
    </style:style>
    <style:style style:name="T120" style:family="text">
      <style:text-properties officeooo:rsid="002bcdb2" style:language-asian="tr" style:country-asian="TR" style:font-name-complex="Times New Roman"/>
    </style:style>
    <style:style style:name="T121" style:family="text">
      <style:text-properties officeooo:rsid="00310090" style:language-asian="tr" style:country-asian="TR" style:font-name-complex="Times New Roman"/>
    </style:style>
    <style:style style:name="T122" style:family="text">
      <style:text-properties officeooo:rsid="0033b636" style:language-asian="tr" style:country-asian="TR" style:font-name-complex="Times New Roman"/>
    </style:style>
    <style:style style:name="T123" style:family="text">
      <style:text-properties officeooo:rsid="003aa60a" style:language-asian="tr" style:country-asian="TR" style:font-name-complex="Times New Roman"/>
    </style:style>
    <style:style style:name="T124" style:family="text">
      <style:text-properties officeooo:rsid="0013e64a" style:language-asian="tr" style:country-asian="TR" style:font-name-complex="Times New Roman"/>
    </style:style>
    <style:style style:name="T125" style:family="text">
      <style:text-properties officeooo:rsid="003b129e" style:language-asian="tr" style:country-asian="TR" style:font-name-complex="Times New Roman"/>
    </style:style>
    <style:style style:name="T126" style:family="text">
      <style:text-properties officeooo:rsid="0022f6e7" style:language-asian="tr" style:country-asian="TR" style:font-name-complex="Times New Roman"/>
    </style:style>
    <style:style style:name="T127" style:family="text">
      <style:text-properties officeooo:rsid="003c9814" style:language-asian="tr" style:country-asian="TR" style:font-name-complex="Times New Roman"/>
    </style:style>
    <style:style style:name="T128" style:family="text">
      <style:text-properties officeooo:rsid="003d13be" style:language-asian="tr" style:country-asian="TR" style:font-name-complex="Times New Roman"/>
    </style:style>
    <style:style style:name="T129" style:family="text">
      <style:text-properties officeooo:rsid="003d6035" style:language-asian="tr" style:country-asian="TR" style:font-name-complex="Times New Roman"/>
    </style:style>
    <style:style style:name="T130" style:family="text">
      <style:text-properties officeooo:rsid="00467d30" style:language-asian="tr" style:country-asian="TR" style:font-name-complex="Times New Roman"/>
    </style:style>
    <style:style style:name="T131" style:family="text">
      <style:text-properties officeooo:rsid="004958df" style:language-asian="tr" style:country-asian="TR" style:font-name-complex="Times New Roman"/>
    </style:style>
    <style:style style:name="T132" style:family="text">
      <style:text-properties officeooo:rsid="004e8cf1" style:language-asian="tr" style:country-asian="TR" style:font-name-complex="Times New Roman"/>
    </style:style>
    <style:style style:name="T133" style:family="text">
      <style:text-properties officeooo:rsid="00455e00" style:language-asian="tr" style:country-asian="TR" style:font-name-complex="Times New Roman"/>
    </style:style>
    <style:style style:name="T134" style:family="text">
      <style:text-properties officeooo:rsid="001c4bd1" style:language-asian="tr" style:country-asian="TR" style:font-name-complex="Times New Roman"/>
    </style:style>
    <style:style style:name="T135" style:family="text">
      <style:text-properties officeooo:rsid="0047d350" style:language-asian="tr" style:country-asian="TR" style:font-name-complex="Times New Roman"/>
    </style:style>
    <style:style style:name="T136" style:family="text">
      <style:text-properties officeooo:rsid="0016608b" style:language-asian="tr" style:country-asian="TR" style:font-name-complex="Times New Roman"/>
    </style:style>
    <style:style style:name="T137" style:family="text">
      <style:text-properties officeooo:rsid="00348da0" style:language-asian="tr" style:country-asian="TR" style:font-name-complex="Times New Roman"/>
    </style:style>
    <style:style style:name="T138" style:family="text">
      <style:text-properties officeooo:rsid="006bae34" style:language-asian="tr" style:country-asian="TR" style:font-name-complex="Times New Roman"/>
    </style:style>
    <style:style style:name="T139" style:family="text">
      <style:text-properties officeooo:rsid="008f180f" style:language-asian="tr" style:country-asian="TR" style:font-name-complex="Times New Roman"/>
    </style:style>
    <style:style style:name="T140" style:family="text">
      <style:text-properties officeooo:rsid="0097ef5f" style:language-asian="tr" style:country-asian="TR" style:font-name-complex="Times New Roman"/>
    </style:style>
    <style:style style:name="T141" style:family="text">
      <style:text-properties officeooo:rsid="002b0bb3" style:language-asian="tr" style:country-asian="TR" style:font-name-complex="Times New Roman"/>
    </style:style>
    <style:style style:name="T142" style:family="text">
      <style:text-properties officeooo:rsid="001ab6fb" style:language-asian="tr" style:country-asian="TR" style:font-name-complex="Times New Roman"/>
    </style:style>
    <style:style style:name="T143" style:family="text">
      <style:text-properties officeooo:rsid="00875977" style:language-asian="tr" style:country-asian="TR" style:font-name-complex="Times New Roman"/>
    </style:style>
    <style:style style:name="T144" style:family="text">
      <style:text-properties officeooo:rsid="00512536" style:language-asian="tr" style:country-asian="TR" style:font-name-complex="Times New Roman"/>
    </style:style>
    <style:style style:name="T145" style:family="text">
      <style:text-properties officeooo:rsid="0013588f" style:language-asian="tr" style:country-asian="TR" style:font-name-complex="Times New Roman"/>
    </style:style>
    <style:style style:name="T146" style:family="text">
      <style:text-properties officeooo:rsid="00443595" style:language-asian="tr" style:country-asian="TR" style:font-name-complex="Times New Roman"/>
    </style:style>
    <style:style style:name="T147" style:family="text">
      <style:text-properties officeooo:rsid="0014c035" style:language-asian="tr" style:country-asian="TR" style:font-name-complex="Times New Roman"/>
    </style:style>
    <style:style style:name="T148" style:family="text">
      <style:text-properties officeooo:rsid="006fa4e9" style:language-asian="tr" style:country-asian="TR" style:font-name-complex="Times New Roman"/>
    </style:style>
    <style:style style:name="T149" style:family="text">
      <style:text-properties officeooo:rsid="004a1f33" style:language-asian="tr" style:country-asian="TR" style:font-name-complex="Times New Roman"/>
    </style:style>
    <style:style style:name="T150" style:family="text">
      <style:text-properties officeooo:rsid="005e4a91" style:language-asian="tr" style:country-asian="TR" style:font-name-complex="Times New Roman"/>
    </style:style>
    <style:style style:name="T151" style:family="text">
      <style:text-properties officeooo:rsid="00a43a1d" style:language-asian="tr" style:country-asian="TR" style:font-name-complex="Times New Roman"/>
    </style:style>
    <style:style style:name="T152" style:family="text">
      <style:text-properties officeooo:rsid="00a7f9fb" style:language-asian="tr" style:country-asian="TR" style:font-name-complex="Times New Roman"/>
    </style:style>
    <style:style style:name="T153" style:family="text">
      <style:text-properties officeooo:rsid="00b32608" style:language-asian="tr" style:country-asian="TR" style:font-name-complex="Times New Roman"/>
    </style:style>
    <style:style style:name="T154" style:family="text">
      <style:text-properties style:language-asian="tr" style:country-asian="TR" style:font-name-complex="Tahoma"/>
    </style:style>
    <style:style style:name="T155" style:family="text">
      <style:text-properties officeooo:rsid="003b129e" style:language-asian="tr" style:country-asian="TR" style:font-name-complex="Tahoma"/>
    </style:style>
    <style:style style:name="T156" style:family="text">
      <style:text-properties officeooo:rsid="004958df" style:language-asian="tr" style:country-asian="TR" style:font-name-complex="Tahoma"/>
    </style:style>
    <style:style style:name="T157" style:family="text">
      <style:text-properties officeooo:rsid="006bae34" style:language-asian="tr" style:country-asian="TR" style:font-name-complex="Tahoma"/>
    </style:style>
    <style:style style:name="T158" style:family="text">
      <style:text-properties officeooo:rsid="00374a74" style:language-asian="tr" style:country-asian="TR"/>
    </style:style>
    <style:style style:name="T159" style:family="text">
      <style:text-properties officeooo:rsid="0014a809" style:language-asian="tr" style:country-asian="TR"/>
    </style:style>
    <style:style style:name="T160" style:family="text">
      <style:text-properties officeooo:rsid="00347560"/>
    </style:style>
    <style:style style:name="T161" style:family="text">
      <style:text-properties officeooo:rsid="00348da0"/>
    </style:style>
    <style:style style:name="T162" style:family="text">
      <style:text-properties officeooo:rsid="003aa60a"/>
    </style:style>
    <style:style style:name="T163" style:family="text">
      <style:text-properties officeooo:rsid="0043c25c"/>
    </style:style>
    <style:style style:name="T164" style:family="text">
      <style:text-properties officeooo:rsid="00443595"/>
    </style:style>
    <style:style style:name="T165" style:family="text">
      <style:text-properties officeooo:rsid="0047d350"/>
    </style:style>
    <style:style style:name="T166" style:family="text">
      <style:text-properties fo:font-style="italic" style:text-underline-style="solid" style:text-underline-width="auto" style:text-underline-color="font-color" fo:font-weight="bold" style:font-style-asian="italic" style:font-weight-asian="bold"/>
    </style:style>
    <style:style style:name="T1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8"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69"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70"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71"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72"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73" style:family="text">
      <style:text-properties fo:font-style="italic" fo:font-weight="bold" style:font-style-asian="italic" style:font-weight-asian="bold" style:font-style-complex="italic" style:font-weight-complex="bold"/>
    </style:style>
    <style:style style:name="T174" style:family="text">
      <style:text-properties fo:font-style="italic" fo:font-weight="bold" officeooo:rsid="0078c540" style:language-asian="tr" style:country-asian="TR" style:font-style-asian="italic" style:font-weight-asian="bold" style:font-name-complex="Times New Roman" style:font-style-complex="italic" style:font-weight-complex="bold"/>
    </style:style>
    <style:style style:name="T175" style:family="text">
      <style:text-properties fo:font-style="italic" fo:font-weight="bold" officeooo:rsid="007bfa35" style:language-asian="tr" style:country-asian="TR" style:font-style-asian="italic" style:font-weight-asian="bold" style:font-name-complex="Times New Roman" style:font-style-complex="italic" style:font-weight-complex="bold"/>
    </style:style>
    <style:style style:name="T176" style:family="text">
      <style:text-properties fo:font-style="italic" fo:font-weight="bold" officeooo:rsid="007ab96d" style:language-asian="tr" style:country-asian="TR" style:font-style-asian="italic" style:font-weight-asian="bold" style:font-name-complex="Times New Roman" style:font-style-complex="italic" style:font-weight-complex="bold"/>
    </style:style>
    <style:style style:name="T177"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78" style:family="text">
      <style:text-properties fo:font-style="italic" fo:font-weight="normal" officeooo:rsid="007bfa35" style:language-asian="tr" style:country-asian="TR" style:font-style-asian="italic" style:font-weight-asian="normal" style:font-name-complex="Times New Roman" style:font-style-complex="italic" style:font-weight-complex="normal"/>
    </style:style>
    <style:style style:name="T179" style:family="text">
      <style:text-properties fo:font-style="italic" fo:font-weight="normal" officeooo:rsid="007ab96d" style:language-asian="tr" style:country-asian="TR" style:font-style-asian="italic" style:font-weight-asian="normal" style:font-name-complex="Times New Roman" style:font-style-complex="italic" style:font-weight-complex="normal"/>
    </style:style>
    <style:style style:name="T180" style:family="text">
      <style:text-properties fo:font-style="italic" fo:font-weight="normal" officeooo:rsid="0078c540" style:language-asian="tr" style:country-asian="TR" style:font-style-asian="italic" style:font-weight-asian="normal" style:font-name-complex="Times New Roman" style:font-style-complex="italic" style:font-weight-complex="normal"/>
    </style:style>
    <style:style style:name="T181" style:family="text">
      <style:text-properties fo:font-style="italic" fo:font-weight="normal" officeooo:rsid="00b32608" style:language-asian="tr" style:country-asian="TR" style:font-style-asian="italic" style:font-weight-asian="normal" style:font-name-complex="Times New Roman" style:font-style-complex="italic" style:font-weight-complex="normal"/>
    </style:style>
    <style:style style:name="T182" style:family="text">
      <style:text-properties fo:font-style="italic" fo:font-weight="normal" style:language-asian="tr" style:country-asian="TR" style:font-style-asian="italic" style:font-weight-asian="normal" style:font-name-complex="Times New Roman" style:font-weight-complex="normal"/>
    </style:style>
    <style:style style:name="T183"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184" style:family="text">
      <style:text-properties fo:font-style="italic" style:font-style-asian="italic" style:font-style-complex="italic"/>
    </style:style>
    <style:style style:name="T185" style:family="text">
      <style:text-properties fo:font-style="italic" officeooo:rsid="00b32608" style:font-style-asian="italic" style:font-style-complex="italic"/>
    </style:style>
    <style:style style:name="T186" style:family="text">
      <style:text-properties fo:font-style="italic" style:language-asian="tr" style:country-asian="TR" style:font-style-asian="italic" style:font-name-complex="Times New Roman" style:font-style-complex="italic"/>
    </style:style>
    <style:style style:name="T187" style:family="text">
      <style:text-properties fo:font-style="italic" officeooo:rsid="00496a67" style:language-asian="tr" style:country-asian="TR" style:font-style-asian="italic" style:font-name-complex="Times New Roman" style:font-style-complex="italic" style:font-weight-complex="normal"/>
    </style:style>
    <style:style style:name="T188" style:family="text">
      <style:text-properties fo:font-style="italic" officeooo:rsid="002b0bb3" style:language-asian="tr" style:country-asian="TR" style:font-style-asian="italic" style:font-name-complex="Times New Roman" style:font-style-complex="italic" style:font-weight-complex="normal"/>
    </style:style>
    <style:style style:name="T189" style:family="text">
      <style:text-properties fo:font-style="italic" officeooo:rsid="003b129e" style:language-asian="tr" style:country-asian="TR" style:font-style-asian="italic" style:font-name-complex="Times New Roman" style:font-style-complex="italic"/>
    </style:style>
    <style:style style:name="T190" style:family="text">
      <style:text-properties fo:font-style="italic" officeooo:rsid="005192be" style:language-asian="tr" style:country-asian="TR" style:font-style-asian="italic" style:font-name-complex="Times New Roman" style:font-style-complex="italic"/>
    </style:style>
    <style:style style:name="T191" style:family="text">
      <style:text-properties fo:font-style="italic" officeooo:rsid="0047d350" style:language-asian="tr" style:country-asian="TR" style:font-style-asian="italic" style:font-name-complex="Times New Roman" style:font-style-complex="italic"/>
    </style:style>
    <style:style style:name="T192" style:family="text">
      <style:text-properties fo:font-style="italic" officeooo:rsid="005915ab" style:language-asian="tr" style:country-asian="TR" style:font-style-asian="italic" style:font-name-complex="Times New Roman" style:font-style-complex="italic"/>
    </style:style>
    <style:style style:name="T193" style:family="text">
      <style:text-properties fo:font-style="italic" officeooo:rsid="00b32608" style:language-asian="tr" style:country-asian="TR" style:font-style-asian="italic" style:font-name-complex="Times New Roman" style:font-style-complex="italic"/>
    </style:style>
    <style:style style:name="T194"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195" style:family="text">
      <style:text-properties officeooo:rsid="004c1294"/>
    </style:style>
    <style:style style:name="T196" style:family="text">
      <style:text-properties officeooo:rsid="004d17d8"/>
    </style:style>
    <style:style style:name="T197" style:family="text">
      <style:text-properties officeooo:rsid="005079a5"/>
    </style:style>
    <style:style style:name="T198" style:family="text">
      <style:text-properties officeooo:rsid="006bae34"/>
    </style:style>
    <style:style style:name="T199" style:family="text">
      <style:text-properties style:text-underline-style="solid" style:text-underline-width="auto" style:text-underline-color="font-color"/>
    </style:style>
    <style:style style:name="T200" style:family="text">
      <style:text-properties style:text-underline-style="solid" style:text-underline-width="auto" style:text-underline-color="font-color" officeooo:rsid="006bae34"/>
    </style:style>
    <style:style style:name="T201" style:family="text">
      <style:text-properties officeooo:rsid="008676e7"/>
    </style:style>
    <style:style style:name="T202"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203"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204" style:family="text">
      <style:text-properties officeooo:rsid="0097ef5f"/>
    </style:style>
    <style:style style:name="T205" style:family="text">
      <style:text-properties officeooo:rsid="00a09823"/>
    </style:style>
    <style:style style:name="T206" style:family="text">
      <style:text-properties officeooo:rsid="00a43a1d"/>
    </style:style>
    <style:style style:name="T207" style:family="text">
      <style:text-properties style:font-name="Abyssinica SIL" style:language-asian="tr" style:country-asian="TR" style:font-name-complex="Times New Roman"/>
    </style:style>
    <style:style style:name="T208" style:family="text">
      <style:text-properties style:font-name="Abyssinica SIL" officeooo:rsid="0013e64a" style:language-asian="tr" style:country-asian="TR" style:font-name-complex="Times New Roman"/>
    </style:style>
    <style:style style:name="T209" style:family="text">
      <style:text-properties style:font-name="Abyssinica SIL" officeooo:rsid="003c3a02" style:language-asian="tr" style:country-asian="TR" style:font-name-complex="Times New Roman"/>
    </style:style>
    <style:style style:name="T210" style:family="text">
      <style:text-properties style:font-name="Abyssinica SIL" officeooo:rsid="004958df" style:language-asian="tr" style:country-asian="TR" style:font-name-complex="Times New Roman"/>
    </style:style>
    <style:style style:name="T211" style:family="text">
      <style:text-properties officeooo:rsid="0078c540"/>
    </style:style>
    <style:style style:name="T212" style:family="text">
      <style:text-properties officeooo:rsid="00b0e99e"/>
    </style:style>
    <style:style style:name="T213" style:family="text">
      <style:text-properties officeooo:rsid="00b1d6f4"/>
    </style:style>
    <style:style style:name="T214" style:family="text">
      <style:text-properties officeooo:rsid="00b32608"/>
    </style:style>
    <style:style style:name="T215" style:family="text">
      <style:text-properties style:font-name="Chandas" fo:font-size="12pt" officeooo:rsid="00b32608" style:font-size-asian="12pt" style:font-size-complex="12pt"/>
    </style:style>
    <style:style style:name="T216" style:family="text">
      <style:text-properties style:font-name="Chandas" fo:font-size="12pt" officeooo:rsid="00a43a1d" style:font-size-asian="12pt" style:font-size-complex="12pt"/>
    </style:style>
    <style:style style:name="T217" style:family="text">
      <style:text-properties style:font-name="Chandas" officeooo:rsid="00b32608"/>
    </style:style>
    <style:style style:name="T218" style:family="text">
      <style:text-properties style:font-name="Chandas" fo:font-style="italic" officeooo:rsid="00b32608" style:font-style-asian="italic" style:font-style-complex="italic"/>
    </style:style>
    <style:style style:name="T219" style:family="text">
      <style:text-properties style:font-name="Chandas" officeooo:rsid="00a43a1d"/>
    </style:style>
    <style:style style:name="T220" style:family="text">
      <style:text-properties officeooo:rsid="00b3f9ce"/>
    </style:style>
    <style:style style:name="T221" style:family="text">
      <style:text-properties fo:font-size="12pt" officeooo:rsid="00b32608" style:font-size-asian="12pt" style:font-size-complex="12pt"/>
    </style:style>
    <style:style style:name="T222" style:family="text">
      <style:text-properties fo:font-size="12pt" officeooo:rsid="00a43a1d" style:font-size-asian="12pt" style:font-size-complex="12pt"/>
    </style:style>
    <style:style style:name="T223" style:family="text">
      <style:text-properties officeooo:rsid="00b8b0f5"/>
    </style:style>
    <style:style style:name="T224" style:family="text">
      <style:text-properties style:font-name="Chilanka" fo:font-size="12pt" fo:font-weight="normal" style:font-size-asian="12pt" style:language-asian="tr" style:country-asian="TR" style:font-weight-asian="normal" style:font-name-complex="Times New Roman" style:font-size-complex="12pt" style:font-weight-complex="normal"/>
    </style:style>
    <style:style style:name="T225" style:family="text">
      <style:text-properties style:font-name="Chilanka" fo:font-size="12pt" fo:font-weight="normal" officeooo:rsid="00c2b0f9" style:font-size-asian="12pt" style:language-asian="tr" style:country-asian="TR" style:font-weight-asian="normal" style:font-name-complex="Times New Roman" style:font-size-complex="12pt" style:font-weight-complex="normal"/>
    </style:style>
    <style:style style:name="T226" style:family="text">
      <style:text-properties style:font-name="Chilanka" fo:font-size="12pt" fo:font-weight="normal" officeooo:rsid="00c5822c" style:font-size-asian="12pt" style:language-asian="tr" style:country-asian="TR" style:font-weight-asian="normal" style:font-name-complex="Times New Roman" style:font-size-complex="12pt" style:font-weight-complex="normal"/>
    </style:style>
    <style:style style:name="T227" style:family="text">
      <style:text-properties style:font-name="Chilanka" fo:font-size="12pt" fo:font-weight="normal" officeooo:rsid="00c537e7" style:font-size-asian="12pt" style:language-asian="tr" style:country-asian="TR" style:font-weight-asian="normal" style:font-name-complex="Times New Roman" style:font-size-complex="12pt" style:font-weight-complex="normal"/>
    </style:style>
    <style:style style:name="T228" style:family="text">
      <style:text-properties style:font-name="Chilanka" fo:font-size="12pt" fo:font-weight="normal" officeooo:rsid="00cb5772" style:font-size-asian="12pt" style:language-asian="tr" style:country-asian="TR" style:font-weight-asian="normal" style:font-name-complex="Times New Roman" style:font-size-complex="12pt" style:font-weight-complex="normal"/>
    </style:style>
    <style:style style:name="T229" style:family="text">
      <style:text-properties style:font-name="Chilanka" fo:font-size="12pt" fo:font-weight="normal" officeooo:rsid="00cddedd" style:font-size-asian="12pt" style:language-asian="tr" style:country-asian="TR" style:font-weight-asian="normal" style:font-name-complex="Times New Roman" style:font-size-complex="12pt" style:font-weight-complex="normal"/>
    </style:style>
    <style:style style:name="T230" style:family="text">
      <style:text-properties style:font-name="Chilanka" fo:font-size="12pt" fo:font-weight="normal" officeooo:rsid="00d55402" style:font-size-asian="12pt" style:language-asian="tr" style:country-asian="TR" style:font-weight-asian="normal" style:font-name-complex="Times New Roman" style:font-size-complex="12pt" style:font-weight-complex="normal"/>
    </style:style>
    <style:style style:name="T231" style:family="text">
      <style:text-properties style:font-name="Chilanka" fo:font-size="12pt" fo:font-weight="normal" officeooo:rsid="00c5d15f" style:font-size-asian="12pt" style:language-asian="tr" style:country-asian="TR" style:font-weight-asian="normal" style:font-name-complex="Times New Roman" style:font-size-complex="12pt" style:font-weight-complex="normal"/>
    </style:style>
    <style:style style:name="T232" style:family="text">
      <style:text-properties style:font-name="Chilanka" fo:font-size="12pt" style:font-size-asian="12pt" style:language-asian="tr" style:country-asian="TR" style:font-name-complex="Times New Roman" style:font-size-complex="12pt"/>
    </style:style>
    <style:style style:name="T233" style:family="text">
      <style:text-properties style:font-name="Chilanka" fo:font-size="12pt" officeooo:rsid="00c5822c" style:font-size-asian="12pt" style:language-asian="tr" style:country-asian="TR" style:font-name-complex="Times New Roman" style:font-size-complex="12pt"/>
    </style:style>
    <style:style style:name="T234" style:family="text">
      <style:text-properties style:font-name="Chilanka" fo:font-size="12pt" officeooo:rsid="00c5d15f" style:font-size-asian="12pt" style:language-asian="tr" style:country-asian="TR" style:font-name-complex="Times New Roman" style:font-size-complex="12pt"/>
    </style:style>
    <style:style style:name="T235" style:family="text">
      <style:text-properties style:font-name="Chilanka" fo:font-size="12pt" fo:font-weight="bold" style:font-size-asian="12pt" style:language-asian="tr" style:country-asian="TR" style:font-weight-asian="bold" style:font-name-complex="Times New Roman" style:font-size-complex="12pt" style:font-weight-complex="bold"/>
    </style:style>
    <style:style style:name="T236" style:family="text">
      <style:text-properties officeooo:rsid="00d55402"/>
    </style:style>
    <style:style style:name="T237" style:family="text">
      <style:text-properties officeooo:rsid="00cdde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BELİRLİ SÜRELİ KİRA SÖZLEŞMESİ</text:p>
      <text:p text:style-name="P19"><text:span text:style-name="T28">MADDE </text:span><text:span text:style-name="T29">1<text:tab/></text:span><text:span text:style-name="T81">Tanım</text:span><text:span text:style-name="T83">lar</text:span><text:span text:style-name="T81">: </text:span><text:span text:style-name="T82">İ</text:span><text:span text:style-name="T83">şbu sözleşmede adı geçen; </text:span><text:span text:style-name="T64">Kiraya veren</text:span><text:span text:style-name="T82">; </text:span><text:span text:style-name="T85">mecurun</text:span><text:span text:style-name="T82"> sahibi</text:span><text:span text:style-name="T83">ni</text:span><text:span text:style-name="T82"> ve/veya vekili</text:span><text:span text:style-name="T83">ni</text:span><text:span text:style-name="T82">, </text:span><text:span text:style-name="T64">Kiracı;</text:span><text:span text:style-name="T92"> </text:span><text:span text:style-name="T95">mecuru</text:span><text:span text:style-name="T92"> kiralama hak</text:span><text:span text:style-name="T94">k</text:span><text:span text:style-name="T92">ını belirli bir ücret karşılığında </text:span><text:span text:style-name="T95">belirli bir süre</text:span><text:span text:style-name="T92"> kabul <text:s/>eden gerçek veya tüzel kişi</text:span><text:span text:style-name="T93">yi</text:span><text:span text:style-name="T83"> ifade eder. </text:span><text:span text:style-name="T3">İşbu k</text:span>ira sözleşme<text:span text:style-name="T205">yle</text:span>, kiraya veren , <text:span text:style-name="T23">bu sözleşmede özellikleri belirtilen mecurun</text:span> kullanı<text:span text:style-name="T164">mını,</text:span> <text:span text:style-name="T163">belli bir süre için, belirlenen fiyatla</text:span> kiracıya bırak<text:span text:style-name="T205">ır</text:span>.</text:p>
      <text:p text:style-name="P33"><text:span text:style-name="T108">M</text:span><text:span text:style-name="T106">ADDE </text:span><text:span text:style-name="T107">2<text:tab/></text:span><text:span text:style-name="T109">Kira süresi:</text:span><text:span text:style-name="T110"> </text:span><text:span text:style-name="T111">İşbu s</text:span><text:span text:style-name="T112">özleşme, belirli süre</text:span><text:span text:style-name="T114">lidir</text:span><text:span text:style-name="T113"> ve <text:s/>k</text:span><text:span text:style-name="T112">ararlaştırılan sürenin </text:span><text:span text:style-name="T116">sonunda</text:span><text:span text:style-name="T112"> herhangi bir bildirim olmaksızın, </text:span><text:span text:style-name="T115"><text:s/>sözleşmeden doğan haklar saklı kalmak şartıyla,</text:span><text:span text:style-name="T112"> sona ere</text:span><text:span text:style-name="T113">r. </text:span></text:p>
      <text:p text:style-name="P20"><text:span text:style-name="T34">M</text:span><text:span text:style-name="T28">ADDE 3 <text:tab/></text:span><text:span text:style-name="T74">Vergi ve benzeri yükümlülüklere katlanma borcu : </text:span>Kiralanana <text:span text:style-name="T195">ait, kültür, arsa, bina vergileri kiraya veren ;</text:span> <text:span text:style-name="T197">kira stopaj </text:span>vergi<text:span text:style-name="T63">si, çevre temizlik vergisi </text:span>ve benzeri yükümlülükler <text:span text:style-name="T23">kiracı tarafından ödenecektir. </text:span><text:span text:style-name="T119">Kiracı elektrik, su, </text:span><text:span text:style-name="T121">aidat</text:span><text:span text:style-name="T119"> vb. abone gerektiren işlemlerde, kira başlangıcında abonelikleri üzerine alacaktır ve kira müddeti boyunca bu </text:span><text:span text:style-name="T122">aboneliklere ait</text:span><text:span text:style-name="T119"> giderler kiracıya aittir.</text:span></text:p>
      <text:p text:style-name="P19"><text:span text:style-name="T28">MADDE </text:span><text:span text:style-name="T29">4 <text:tab/></text:span><text:span text:style-name="T75">Yan giderlere katlanma borcu</text:span><text:span text:style-name="T28"> : </text:span>Kira<text:span text:style-name="T23">cı</text:span>, kiralananın kullanımıyla ilgili olmak üzere, kendisi veya üçüncü kişi tarafından yapılan yan giderlere katlanmakla yükümlüdür.</text:p>
      <text:p text:style-name="P21"><text:span text:style-name="T28">MADDE </text:span><text:span text:style-name="T29">5<text:tab/></text:span><text:span text:style-name="T75">Kiralananın teslim anında </text:span><text:span text:style-name="T78">ve </text:span><text:span text:style-name="T75">sonra</text:span><text:span text:style-name="T78">sı</text:span><text:span text:style-name="T75"> ayıplı hâle gelmesinden sorumluluk</text:span><text:span text:style-name="T28"> <text:tab/></text:span></text:p>
      <text:list xml:id="list1999244497" text:style-name="WWNum3">
        <text:list-header>
          <text:p text:style-name="P71"><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text:s/>bany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23">Kiracının, mecurun teslimi sonrası, kendi ihtiyaçları doğrultusunda ortaya çıkabilecek ve eksik olarak tanımlayacağı şeylerin sorumluluğu kiracıya aittir. </text:span></text:p>
        </text:list-header>
      </text:list>
      <text:p text:style-name="P19"><text:span text:style-name="T28">MADDE </text:span><text:span text:style-name="T33">6</text:span><text:span text:style-name="T29"><text:tab/></text:span><text:span text:style-name="T75">Kira bedelinin indirilmesi</text:span><text:span text:style-name="T28"> : </text:span>Kiracı, <text:span text:style-name="T24">kira süresi boyunca ve sonrasında, sözleşmede belirlenen kira bedelinde, mucbir sebepler dahil, herhangi bir sebeple </text:span>indirim yapılmasını isteye<text:span text:style-name="T24">mez</text:span>. <text:span text:style-name="T212">İşbu sözleşme pandemi koşulları göz önünde bulundurularak imzalanmıştır.</text:span></text:p>
      <text:p text:style-name="P19"><text:span text:style-name="T28">MADDE </text:span><text:span text:style-name="T35">7</text:span><text:span text:style-name="T29"><text:tab/></text:span><text:span text:style-name="T75">Kira bedelini ödeme borcu,</text:span><text:span text:style-name="T28"> </text:span><text:span text:style-name="T32">ifa zamanı, kiracının temerrüdü</text:span><text:span text:style-name="T28"><text:tab/><text:tab/></text:span></text:p>
      <text:list xml:id="list95924578646696" text:continue-numbering="true" text:style-name="WWNum3">
        <text:list-header>
          <text:p text:style-name="P72"><text:span text:style-name="T141">Kira bedeli nettir. <text:s/></text:span><text:span text:style-name="T118">Sözleşme</text:span><text:span text:style-name="T141">de</text:span><text:span text:style-name="T118"> </text:span><text:span text:style-name="T141">belirtilen kira bedeli</text:span><text:span text:style-name="T118">, vergiler düşüldükten sonra </text:span><text:span text:style-name="T141">kiralayana </text:span><text:span text:style-name="T118">ödene</text:span><text:span text:style-name="T141">cek</text:span><text:span text:style-name="T118"> </text:span><text:span text:style-name="T122">net </text:span><text:span text:style-name="T118">miktardır. </text:span><text:span text:style-name="T141">Kira stopaj vergisi kiracı tarafından, </text:span><text:span text:style-name="T122">kiraya veren adına </text:span><text:span text:style-name="T141">ödenecektir. Her türlü resim vergi ve harçlar, ÇTV, stopaj vergisi ve kira süresi içerisinde ortaya çıkabilecek her türlü resmi ödemeler, vergi ve harçlar kiracı tarafından ödenecektir.</text:span><text:span text:style-name="T118"> Kiracı, kira bedelini </text:span><text:span text:style-name="T142">( kira bedeli aylık ödemeli yapılacaksa her ayın </text:span><text:span text:style-name="T143">1</text:span><text:span text:style-name="T144">. günü</text:span><text:span text:style-name="T142"> peşin </text:span><text:span text:style-name="T143">olarak</text:span><text:span text:style-name="T142"> )</text:span><text:span text:style-name="T118"> ve yan giderleri,</text:span><text:span text:style-name="T142"> </text:span><text:span text:style-name="T143">peşin </text:span><text:span text:style-name="T118">ödemekle yükümlüdür. </text:span><text:span text:style-name="T129">Ki</text:span><text:span text:style-name="T142">ra ödemeleri kiraya verene ait banka hesabına yatırılacaktır. </text:span><text:span text:style-name="T118">İşbu sö</text:span><text:span text:style-name="T145">z</text:span><text:span text:style-name="T118">leşme</text:span><text:span text:style-name="T125">de belirlenen</text:span><text:span text:style-name="T118"> kira bedeli</text:span><text:span text:style-name="T125">nin ödeme vadesi </text:span><text:span text:style-name="T128">sözleşme düzenleme </text:span><text:span text:style-name="T125">tarihidir.</text:span><text:span text:style-name="T118"> Ödeme çek veya senet ile taahhüt edilmiş ise ödemenin zamanında <text:s/>ödenmemesi durumunda, </text:span><text:span text:style-name="T202">müteakip bonolarda muacceliyet kesbedece</text:span><text:span text:style-name="T203">k</text:span><text:span text:style-name="T202">,</text:span><text:span text:style-name="T118"> </text:span><text:span text:style-name="T128">çek veya senedin ödeme vadesi, sözleşme düzenleme tarihi olarak kabul edilecektir </text:span><text:span text:style-name="T146">ve</text:span><text:span text:style-name="T128"> </text:span><text:span text:style-name="T118"><text:s/></text:span><text:span text:style-name="T146">k</text:span><text:span text:style-name="T128">iracı </text:span><text:span text:style-name="T146">geçmiş ve </text:span><text:span text:style-name="T128">o</text:span><text:span text:style-name="T118">turduğu süreye ait kira borcunu, </text:span><text:span text:style-name="T125">geçen her gün için, yıllık kira bedelinin yüzde </text:span><text:span text:style-name="T128">biri</text:span><text:span text:style-name="T125"> oranında </text:span><text:span text:style-name="T128">(%1)</text:span><text:span text:style-name="T125"> </text:span><text:span text:style-name="T127">günlük </text:span><text:span text:style-name="T125">ceza bedeli </text:span><text:span text:style-name="T128">ile birlikte</text:span><text:span text:style-name="T125"> ödemeyi</text:span><text:span text:style-name="T118"> peşinen kabul ve taahhüt eder.</text:span></text:p>
        </text:list-header>
      </text:list>
      <text:p text:style-name="P19"><text:span text:style-name="T28">MADDE </text:span><text:span text:style-name="T36">8</text:span><text:span text:style-name="T30"><text:tab/></text:span><text:span text:style-name="T76">Temizlik ve bakım giderlerini ödeme borcu</text:span> : Kiracı, kiralananın olağan kullanımı için gerekli temizlik, bakım <text:span text:style-name="T212">vb.</text:span> giderleri ödemekle yükümlüdür.</text:p>
      <text:p text:style-name="P19"><text:span text:style-name="T28">MADDE </text:span><text:span text:style-name="T36">9</text:span><text:span text:style-name="T30"><text:tab/></text:span><text:span text:style-name="T33">K</text:span><text:span text:style-name="T76">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60">önce kiracıya bildirmek ve bunların </text:span>yapıldığı sırada kiracının yararlarını göz önünde tutmak zorundadır. </text:p>
      <text:p text:style-name="P29"><text:span text:style-name="T28">MADD</text:span><text:span text:style-name="T38">E 10 </text:span><text:span text:style-name="T65">Kira</text:span><text:span text:style-name="T76">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29">Kiracı, <text:span text:style-name="T196">mecurda bir değişiklik yapmak isterse bu ek bir sözleşme ile belirlenmelidir.</text:span> Kiracı, kiraya verenin rızasıyla yaptığı yenilik ve değişiklikler sebebiyle kiralananda ortaya çıka<text:span text:style-name="T196">bilecek</text:span> </text:p>
      <text:p text:style-name="P4"/>
      <text:p text:style-name="P4">KİRAYA VEREN<text:tab/>KİRACI<text:tab/>ŞAHİT-KEFİL</text:p>
      <text:p text:style-name="P9"><text:tab/><text:tab/><text:tab/><text:tab/><text:tab/><text:tab/><text:span text:style-name="T214">Emre AKTAŞ<text:tab/><text:tab/><text:tab/><text:tab/>Burak ÇİMEN<text:tab/><text:tab/><text:tab/><text:tab/><text:tab/><text:tab/><text:tab/>251 4497 7278</text:span></text:p>
      <text:p text:style-name="P29"><text:soft-page-break/><text:span text:style-name="T118">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3">Aksi bir sözleşme ile kararlaştır</text:span><text:span text:style-name="T139">ı</text:span><text:span text:style-name="T123">lmamışsa, </text:span><text:span text:style-name="T120">Kiracı, kira bitiminde yaptığı bu tip imalatları sökemez, çıkaramaz, kıramaz. Kiracı bu tip imalatları sağlam olarak kiraya verene teslim etmekle yükümlüdür. </text:span></text:p>
      <text:p text:style-name="P19"><text:span text:style-name="T38">MADDE 11</text:span><text:span text:style-name="T30"><text:tab/></text:span><text:span text:style-name="T76">Alt kira ve kullanım hakkının devri, </text:span><text:span text:style-name="T65">Kira ilişkisinin devri</text:span><text:span text:style-name="T28"> : </text:span>Kiracı, kiraya verenin yazılı rızası olmadıkça, kiralananı başkasına kiralayamayacağı gibi, kullanım hakkını da, kira ilişkisini <text:span text:style-name="T164">de</text:span> başkasına devredemez. </text:p>
      <text:p text:style-name="P19"><text:span text:style-name="T28">MADDE </text:span><text:span text:style-name="T30">1</text:span><text:span text:style-name="T37">2</text:span><text:span text:style-name="T30"><text:tab/></text:span><text:span text:style-name="T76">Kiralananın kullanılmaması</text:span><text:span text:style-name="T28"> :</text:span><text:span text:style-name="T2"> </text:span><text:span text:style-name="T8">Normal veya mucbir bir sebeple, m</text:span><text:span text:style-name="T6">ecur</text:span> kullanılmasa veya sınırlı olarak kullanılsa bile kiracı, kira bedelini ödemekle yükümlüdür. <text:span text:style-name="T204">İşbu sözleşme pandemi koşulları göz önünde bulundurularak düzenlenmiştir.</text:span></text:p>
      <text:p text:style-name="P19"><text:span text:style-name="T28">MADDE </text:span><text:span text:style-name="T33">1</text:span><text:span text:style-name="T37">3</text:span><text:span text:style-name="T30"><text:tab/></text:span><text:span text:style-name="T76">Kiralananın sözleşmenin bitiminden önce geri verilmesi</text:span><text:span text:style-name="T28"> <text:s/>: </text:span>Kiracı, sözleşme süresine veya fesih dönemine uymaksızın kiralananı geri verdiği takdirde, kira sözleşmesinden doğan borçları, <text:span text:style-name="T25">sözleşme bitim süresine kadar olan dönem boyunca devam eder. Bu gibi durumlarda kiracı, kiralananı başkasına devredemez. Kiraya veren, k</text:span>iralananın <text:span text:style-name="T160">güncel</text:span> koşullarla kiraya verilebileceği <text:span text:style-name="T25">yeni bir kiracı bulması </text:span>h<text:span text:style-name="T204">a</text:span>linde, kiracının kira sözleşmesinden doğan borçları sona erer. <text:s/><text:span text:style-name="T204">Kiracı sözleşmede belirtilen şartlarda, kiralananı kullanmasa bile, kira borcunu ödemekle yükümlüdür.</text:span></text:p>
      <text:p text:style-name="P22"><text:span text:style-name="T28">MADDE </text:span><text:span text:style-name="T33">1</text:span><text:span text:style-name="T37">4</text:span><text:span text:style-name="T30"><text:tab/></text:span><text:span text:style-name="T74">Sözleşmenin sona ermesi</text:span><text:span text:style-name="T2"> : </text:span><text:span text:style-name="T4">İşbu sözleşme, belirli süreli bir sözleşmedir. K</text:span>ira sözleşmesi bu sürenin sonunda kendiliğinden sona erer. <text:span text:style-name="T196">Kiracı kiralananı sözleşme bitim tarihinde boşaltmakla yükümlüdür.</text:span><text:span text:style-name="T91"> </text:span><text:span text:style-name="T102">K</text:span><text:span text:style-name="T99">iracı, </text:span><text:span text:style-name="T102">mecuru boşaltmadığı takdirde, </text:span><text:span text:style-name="T99"><text:s/></text:span><text:span text:style-name="T98">geçmiş ve </text:span><text:span text:style-name="T99">o</text:span><text:span text:style-name="T96">turduğu süreye ait kira borcunu, </text:span><text:span text:style-name="T100">geçen her gün için, yıllık kira bedelinin yüzde </text:span><text:span text:style-name="T99">biri</text:span><text:span text:style-name="T100"> oranında </text:span><text:span text:style-name="T99">(%1)</text:span><text:span text:style-name="T100"> </text:span><text:span text:style-name="T101">günlük </text:span><text:span text:style-name="T100">ceza bedeli </text:span><text:span text:style-name="T99">ile birlikte</text:span><text:span text:style-name="T100"> ödemeyi</text:span><text:span text:style-name="T96"> peşinen kabul ve taahhüt eder.</text:span></text:p>
      <text:p text:style-name="P19"><text:span text:style-name="T28">MADDE </text:span><text:span text:style-name="T33">1</text:span><text:span text:style-name="T37">5</text:span><text:span text:style-name="T28"><text:tab/></text:span><text:span text:style-name="T74">Kiracının iflası </text:span><text:span text:style-name="T79">ve ölümü : </text:span>Kiracı, kiralananın tesliminden sonra iflas eder <text:span text:style-name="T196">veya</text:span> <text:s/>öl<text:span text:style-name="T196">ürse, ö</text:span>len kiracının <text:span text:style-name="T62">mirasçıları ve </text:span>ortakları veya bu ortakların aynı meslek ve sanatı yürüten mirasçıları <text:span text:style-name="T26"><text:s/>kiranın devam etmesine yönelik istekleri, bu sözleşmeye bağlı olarak geçersizdir. </text:span><text:span text:style-name="T84">Kiracının ölümü ile bu sözleşmedeki </text:span><text:span text:style-name="T81">“Kiralananın sözleşmenin bitiminden önce geri verilmesi” </text:span><text:span text:style-name="T84">maddesinde belirtilen şartlar uygulanır. </text:span><text:span text:style-name="T26">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23"><text:span text:style-name="T28">MADDE </text:span><text:span text:style-name="T33">1</text:span><text:span text:style-name="T37">6</text:span><text:span text:style-name="T31"><text:tab/></text:span><text:span text:style-name="T77">Kiralananın geri verilmesi</text:span><text:span text:style-name="T28"> <text:tab/>:</text:span><text:span text:style-name="T2"> “</text:span><text:span text:style-name="T86">Kiralananda yenilik ve değişiklik yapılması“ </text:span><text:span text:style-name="T87">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0">de</text:span>, sözleşmeye aykırı kullanmadan doğacak zararları giderme<text:span text:style-name="T27">kle yükümlüdür.</text:span> </text:p>
      <text:p text:style-name="P19"><text:span text:style-name="T28">MADDE </text:span><text:span text:style-name="T33">1</text:span><text:span text:style-name="T37">7</text:span><text:span text:style-name="T31"><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8"/>
      <text:p text:style-name="P3">KİRAYA VEREN<text:tab/>KİRACI<text:tab/>ŞAHİT-KEFİL</text:p>
      <text:p text:style-name="P12"><text:span text:style-name="T151"><text:tab/><text:tab/><text:tab/><text:tab/><text:tab/><text:tab/></text:span><text:span text:style-name="T17">Emre AKTAŞ<text:tab/><text:tab/><text:tab/><text:tab/>Burak ÇİMEN<text:tab/><text:tab/><text:tab/><text:tab/><text:tab/><text:tab/><text:tab/>251 4497 7278</text:span></text:p>
      <text:p text:style-name="P24"><text:soft-page-break/><text:span text:style-name="T28">MADDE </text:span><text:span text:style-name="T37">18</text:span><text:span text:style-name="T31"><text:tab/></text:span><text:span text:style-name="T77">Kullanma giderleri</text:span><text:span text:style-name="T28"> : </text:span>Kiracı, ısıtma, aydınlatma ve su gibi kullanma giderlerine katlan<text:span text:style-name="T213">ır ve</text:span> bu giderleri ispat edici belgelerin birer örneğini, istem üzerine diğer tarafa vermek zorundadır. </text:p>
      <text:p text:style-name="P30"><text:span text:style-name="T28">MADDE </text:span><text:span text:style-name="T33">1</text:span><text:span text:style-name="T37">9</text:span><text:span text:style-name="T31"><text:tab/></text:span><text:span text:style-name="T77">Kiracının güvence vermesi</text:span><text:span text:style-name="T28"> <text:tab/>: </text:span><text:span text:style-name="T5">K</text:span>iracı <text:span text:style-name="T220">belirlenen </text:span>güvence <text:span text:style-name="T220">bedelini öder ve tahliyede kiracının herhangi bir borcu olmadığı durumda bu bedel aynı miktarda iade edilir.</text:span></text:p>
      <text:p text:style-name="P25"><text:span text:style-name="T28">MADDE </text:span><text:span text:style-name="T33">2</text:span><text:span text:style-name="T37">0</text:span><text:span text:style-name="T31"> <text:tab/></text:span><text:span text:style-name="T77">Kira </text:span><text:span text:style-name="T80">Yıllık Artış Oranı</text:span><text:span text:style-name="T28"> </text:span><text:span text:style-name="T31">ve </text:span><text:span text:style-name="T77">Belirlenmesi<text:tab/>: </text:span><text:span text:style-name="T61">Bir yıldan uzun süreyle yapılan sözleşmelerde </text:span>uygulanacak <text:span text:style-name="T165">yıllık kira artış oranı</text:span>, <text:span text:style-name="T160">yıllık tüketici </text:span>fiyat endeksin<text:span text:style-name="T160">in (TÜFE)</text:span> oniki aylık ortalama<text:span text:style-name="T162">sı </text:span>oranını<text:span text:style-name="T61">n %10 ‘un altında olması durumunda; %10, değişim oranının %10 ‘un üstünde olması durumunda ise, değişim oranının altında olmamak</text:span> koşuluyla <text:span text:style-name="T117">yapılacaktır.</text:span>. </text:p>
      <text:p text:style-name="P26"><text:span text:style-name="T43">MADDE </text:span><text:span text:style-name="T44">2</text:span><text:span text:style-name="T45">1</text:span><text:span text:style-name="T44"> <text:tab/></text:span><text:span text:style-name="T46">Sözleşmenin feshi : </text:span><text:span text:style-name="T118">İşbu sözleşmenin herhangi bir maddesinin ihlali ile </text:span><text:span text:style-name="T132">veya süre bitiminde</text:span><text:span text:style-name="T118">, </text:span><text:span text:style-name="T129">kiraya verenin hakları saklı kalmak şartıyla</text:span><text:span text:style-name="T118"> sözleşme fesh edilir ve kiracı mecuru hiçbir ihtara gerek kalmadan boşaltma</text:span><text:span text:style-name="T133">yı kabul ve taahhüt etmiştir.</text:span><text:span text:style-name="T118">. </text:span></text:p>
      <text:list xml:id="list95922839453305" text:continue-numbering="true" text:style-name="WWNum3">
        <text:list-header>
          <text:p text:style-name="P73"><text:span text:style-name="T43">MADDE </text:span><text:span text:style-name="T44">2</text:span><text:span text:style-name="T45">2</text:span><text:span text:style-name="T46"><text:tab/>Kefil ve şahit : </text:span><text:span text:style-name="T118">Kefil </text:span><text:span text:style-name="T133">ve şahit</text:span><text:span text:style-name="T118">, bu sözleşmeye attığı imza ile, sözleşme şartlarına uyulmaması </text:span><text:span text:style-name="T128">ve/veya bu sözleşmeyle bağlantılı tahliye taahhütnamesi vb. belgeler</text:span><text:span text:style-name="T118"> ile ortaya çıkabilecek her türlü maddi ve manevi zararların karşılanması hususunda, müteselsilen sorumlu olduğunu kabul ve beyan etmiştir. Kefil </text:span><text:span text:style-name="T134">ve Şahit</text:span><text:span text:style-name="T118">, sözleşmeyi imzalayan kişinin, </text:span><text:span text:style-name="T139">s</text:span><text:span text:style-name="T118">özleşmede adı geçen kişi olduğuna şahitlik ettiğini kabul ve beyan e</text:span><text:span text:style-name="T152">tmiştir.</text:span><text:span text:style-name="T118"> </text:span></text:p>
          <text:p text:style-name="P74"><text:span text:style-name="T45">MADDE 23<text:tab/>Yetkili mercii ve tebligat :</text:span><text:span text:style-name="T14"> İşbu </text:span><text:span text:style-name="T133"><text:s/>sözleşmede belirtilen adresler tarafların tebligat adresleri olarak da belirlenmiş olup her türlü tebligatın bu adreslere yapılabileceği taraflarca kabul edilmişti</text:span><text:span text:style-name="T135">r.</text:span><text:span text:style-name="T133"> Taraflar, anlaşmazlık vuku</text:span><text:span text:style-name="T135">unda</text:span><text:span text:style-name="T133">, T.C. Tokat Mahkeme ve İcra Dairelerinin selahiyetini </text:span><text:span text:style-name="T132">şimdiden </text:span><text:span text:style-name="T133">kabul ve beyan etmiştir. </text:span></text:p>
          <text:list>
            <text:list-item>
              <text:list>
                <text:list-item>
                  <text:list>
                    <text:list-item>
                      <text:list>
                        <text:list-item>
                          <text:list>
                            <text:list-item>
                              <text:list>
                                <text:list-header>
                                  <text:p text:style-name="P75"/>
                                  <text:list>
                                    <text:list-header>
                                      <text:p text:style-name="P74"><text:span text:style-name="T118">İşbu akit, </text:span><text:span text:style-name="T135">3</text:span><text:span text:style-name="T136"> sayfa,</text:span><text:span text:style-name="T137"> 2</text:span><text:span text:style-name="T133">3</text:span><text:span text:style-name="T137"> madde </text:span><text:span text:style-name="T133">ve kiraya veren, kiracı, kiralanan ve kira hakkında detaylardan</text:span><text:span text:style-name="T137"> </text:span><text:span text:style-name="T136">oluşur ve </text:span><text:span text:style-name="T135">1</text:span><text:span text:style-name="T118"> nüsha halinde tanzim edilmiş olup, taraflarca </text:span><text:span text:style-name="T133">okunarak, </text:span><text:span text:style-name="T118">kabul edilmiş ve imzalanmıştır.</text:span></text:p>
                                    </text:list-header>
                                  </text:list>
                                </text:list-header>
                              </text:list>
                            </text:list-item>
                          </text:list>
                        </text:list-item>
                      </text:list>
                    </text:list-item>
                  </text:list>
                </text:list-item>
              </text:list>
            </text:list-item>
          </text:list>
        </text:list-header>
      </text:list>
      <text:p text:style-name="P6"/>
      <text:p text:style-name="P63"><text:span text:style-name="T172">Sözleşmenin<text:tab/>:</text:span><text:span text:style-name="T194"> </text:span><text:span text:style-name="T189">Düzenleme Tarihi</text:span><text:span text:style-name="T190"><text:tab/></text:span><text:span text:style-name="T125">: </text:span><text:span text:style-name="T47"><text:s/></text:span><text:span text:style-name="T55">2</text:span><text:span text:style-name="T56">9</text:span><text:span text:style-name="T48"> </text:span><text:span text:style-name="T59">Eylül</text:span><text:span text:style-name="T49"> </text:span><text:span text:style-name="T47">20</text:span><text:span text:style-name="T50">2</text:span><text:span text:style-name="T48">1</text:span><text:span text:style-name="T47"> <text:s/></text:span><text:span text:style-name="T88"><text:s/><text:tab/></text:span><text:span text:style-name="T89">Düzenleme No: </text:span><text:span text:style-name="T66">20</text:span><text:span text:style-name="T67">2</text:span><text:span text:style-name="T68">1</text:span><text:span text:style-name="T73">1</text:span><text:span text:style-name="T69">0</text:span><text:span text:style-name="T71">2</text:span><text:span text:style-name="T72">9</text:span><text:span text:style-name="T70">-00</text:span><text:span text:style-name="T73">8</text:span></text:p>
      <text:p text:style-name="P63"><text:span text:style-name="T169">Kiraya Veren<text:tab/>: </text:span><text:span text:style-name="T186">Adı Soyadı</text:span><text:span text:style-name="T118"><text:tab/>: </text:span><text:span text:style-name="T140"><text:tab/><text:tab/></text:span><text:span text:style-name="T118"><text:tab/><text:tab/></text:span><text:span text:style-name="T177">TC Kimlik No</text:span><text:span text:style-name="T10"><text:tab/>: </text:span></text:p>
      <text:p text:style-name="P68"/>
      <text:p text:style-name="P68">Kiracı<text:tab/></text:p>
      <text:p text:style-name="P64"><text:span text:style-name="T186">Adı Soyadı</text:span><text:span text:style-name="T118"><text:tab/>: </text:span><text:span text:style-name="T153">Emre AKTAŞ</text:span><text:span text:style-name="T16"><text:tab/><text:tab/><text:tab/><text:tab/> <text:tab/><text:tab/><text:tab/><text:tab/><text:tab/><text:tab/></text:span></text:p>
      <text:p text:style-name="P67"><text:span text:style-name="T193">T</text:span><text:span text:style-name="T186">C Kimlik No</text:span><text:span text:style-name="T118"><text:tab/>: </text:span><text:span text:style-name="T17">251 4497 7278</text:span></text:p>
      <text:p text:style-name="P65"><text:span text:style-name="T191">Tebligat </text:span><text:span text:style-name="T186">Adres</text:span><text:span text:style-name="T118">:</text:span><text:span text:style-name="T151"> </text:span></text:p>
      <text:p text:style-name="P59"><text:span text:style-name="T184">Telefon No</text:span><text:tab/>: <text:span text:style-name="T206">541 5256669</text:span></text:p>
      <text:p text:style-name="P69"/>
      <text:p text:style-name="P60"><text:span text:style-name="T167">Kiralana</text:span><text:span text:style-name="T168">nın</text:span><text:span text:style-name="T173"><text:tab/></text:span></text:p>
      <text:p text:style-name="P65"><text:span text:style-name="T186">Cinsi<text:tab/></text:span><text:span text:style-name="T118"><text:tab/><text:tab/>: </text:span><text:span text:style-name="T153">İşyeri</text:span><text:span text:style-name="T51"><text:tab/></text:span><text:span text:style-name="T43"><text:tab/></text:span><text:span text:style-name="T192">Kullanım Amacı</text:span><text:span text:style-name="T118"><text:tab/>:</text:span><text:span text:style-name="T147"> </text:span><text:span text:style-name="T54">Oto </text:span><text:span text:style-name="T59">Tamirhane</text:span></text:p>
      <text:p text:style-name="P64"><text:span text:style-name="T186">Adresi<text:tab/></text:span><text:span text:style-name="T118"><text:tab/><text:tab/>: </text:span><text:span text:style-name="T59">İsmail Altıngövde Cad. Balcı Sitesi No:21/E TOKAT</text:span></text:p>
      <text:p text:style-name="P66"><text:span text:style-name="T182">Tapu-</text:span><text:span text:style-name="T183">Abone Bi</text:span><text:span text:style-name="T182">lgileri</text:span><text:span text:style-name="T118">: </text:span><text:span text:style-name="T148">Pafta: <text:s/><text:tab/></text:span><text:span text:style-name="T135">A</text:span><text:span text:style-name="T118">da<text:tab/>:</text:span><text:span text:style-name="T149"> </text:span><text:span text:style-name="T151"><text:tab/>P</text:span><text:span text:style-name="T150">arsel<text:tab/>: </text:span><text:span text:style-name="T15"><text:tab/>Elektrik : <text:s text:c="13"/>Su : </text:span></text:p>
      <text:p text:style-name="P58"><text:span text:style-name="T166">Kiranın </text:span><text:tab/></text:p>
      <text:p text:style-name="P62"><text:span text:style-name="T186">Başlangıç tarihi</text:span><text:span text:style-name="T118"><text:tab/>: </text:span><text:span text:style-name="T53">3</text:span><text:span text:style-name="T52">0</text:span><text:span text:style-name="T57"> </text:span><text:span text:style-name="T59">Eylül</text:span><text:span text:style-name="T57"> 20</text:span><text:span text:style-name="T58">21</text:span><text:span text:style-name="T148"><text:tab/></text:span><text:span text:style-name="T118"><text:tab/></text:span></text:p>
      <text:p text:style-name="P58"><text:span text:style-name="T184">Bitiş tarihi</text:span><text:tab/><text:tab/>: <text:span text:style-name="T39">29</text:span><text:span text:style-name="T40"> </text:span><text:span text:style-name="T42">Eylül</text:span><text:span text:style-name="T40"> 202</text:span><text:span text:style-name="T41">2</text:span><text:span text:style-name="T28"><text:tab/></text:span></text:p>
      <text:p text:style-name="P58"><text:span text:style-name="T184">Süresi </text:span><text:tab/><text:tab/>: <text:span text:style-name="T211">Bir Yıl</text:span></text:p>
      <text:p text:style-name="P62"><text:span text:style-name="T180">Bedeli<text:tab/><text:tab/><text:tab/>: </text:span><text:span text:style-name="T178">3</text:span><text:span text:style-name="T181">0</text:span><text:span text:style-name="T178">.,0</text:span><text:span text:style-name="T181">00</text:span><text:span text:style-name="T178">,00</text:span><text:span text:style-name="T179"> </text:span><text:span text:style-name="T180">TL (</text:span><text:span text:style-name="T174">Otuz </text:span><text:span text:style-name="T175">Bin</text:span><text:span text:style-name="T176"> </text:span><text:span text:style-name="T174">TL</text:span><text:span text:style-name="T180">) + STOPAJ VERGİSİ</text:span></text:p>
      <text:p text:style-name="P70">Güvence bedeli<text:tab/>: 1,200.00 TL (Bin İkiyüz) (Tahliyede borç olmaması durumunda iade)</text:p>
      <text:p text:style-name="P27"><text:span text:style-name="T170">Ödeme</text:span><text:span text:style-name="T171"> Ş</text:span><text:span text:style-name="T170">ekli</text:span><text:span text:style-name="T105"><text:tab/><text:tab/>:</text:span><text:span text:style-name="T96"> </text:span><text:span text:style-name="T103"><text:s/>Peşin </text:span><text:span text:style-name="T104">olarak banka hesabına yatırılacaktır.</text:span><text:span text:style-name="T103"> </text:span></text:p>
      <text:p text:style-name="P32"><text:tab/><text:tab/> </text:p>
      <text:p text:style-name="P28"><text:span text:style-name="T187">B</text:span><text:span text:style-name="T188">anka hesa</text:span><text:span text:style-name="T187">p no</text:span><text:span text:style-name="T97"><text:tab/>: </text:span></text:p>
      <text:p text:style-name="P61"/>
      <text:p text:style-name="P61">İşbu akitteki bilgilerin doğruluğunu ve sözleşmenin tüm şartlarına uyacağımı peşinen kabul ettiğimi, <text:span text:style-name="T161">akiti okuyarak, hür irademle imzaladığımı,</text:span> beyan, <text:span text:style-name="T201">kabul</text:span> ve taahhüt ederim.</text:p>
      <text:p text:style-name="P31"/>
      <text:p text:style-name="P5">KİRAYA VEREN<text:tab/>KİRACI<text:tab/>ŞAHİT-KEFİL</text:p>
      <text:p text:style-name="P10"><text:tab/><text:tab/><text:tab/><text:tab/><text:tab/><text:tab/><text:span text:style-name="T214">Emre AKTAŞ<text:tab/><text:tab/><text:tab/><text:tab/>Burak Çimen<text:tab/><text:tab/><text:tab/><text:tab/><text:tab/><text:tab/><text:tab/>251 4497 7278</text:span><text:tab/><text:tab/><text:tab/><text:tab/></text:p>
      <text:p text:style-name="P11"/>
      <text:p text:style-name="P11"><text:soft-page-break/></text:p>
      <text:p text:style-name="P11"/>
      <text:p text:style-name="P14">TAHLİYE TAAHHÜTNAMESİ</text:p>
      <text:p text:style-name="P14"/>
      <text:p text:style-name="P40"><text:span text:style-name="T118"><text:tab/>Halen tahtı icarımda bulunan, kiraya vereni ve özellikleri aşağıda belirtilen taşınmazı; </text:span><text:span text:style-name="T127">tahliye etmeyi taahhüt ettiğim tarih</text:span><text:span text:style-name="T130">te</text:span><text:span text:style-name="T127">, </text:span><text:span text:style-name="T130">aşağıda </text:span><text:span text:style-name="T127">tarih </text:span><text:span text:style-name="T130">ve</text:span><text:span text:style-name="T127"> sayı</text:span><text:span text:style-name="T131">sı </text:span><text:span text:style-name="T130">belirtilen </text:span><text:span text:style-name="T127">kira sözleşme</text:span><text:span text:style-name="T131">sinin</text:span><text:span text:style-name="T127"> şartlarına bağlı kalarak, </text:span><text:span text:style-name="T126"><text:s/></text:span><text:span text:style-name="T118">hiçbir kanuni merasime, ihtar ve protesto keşidesine, cevap itasına, tebliğ ve tebellüğe, </text:span><text:span text:style-name="T154">herhangi bir ihtar ve hiçbir hüküm istihsaline ve mahkemeden ilam almaya hacet kalmaksızın</text:span><text:span text:style-name="T118"> kayıtsız ve şartsız olarak boşaltmayı </text:span><text:span text:style-name="T154">kesin olarak, </text:span><text:span text:style-name="T156">hür irademle</text:span><text:span text:style-name="T154"> beyan, kabul ve taahhüt ed</text:span><text:span text:style-name="T155">iyorum</text:span><text:span text:style-name="T154">.</text:span></text:p>
      <text:p text:style-name="P42"/>
      <text:p text:style-name="P41"><text:span text:style-name="T118"><text:tab/>Gününde tahliye edemediğim </text:span><text:span text:style-name="T124">veya </text:span><text:span text:style-name="T118">etmediğim takdirde, </text:span><text:span text:style-name="T125">geçen her gün için, yıllık kira bedelinin yüzde </text:span><text:span text:style-name="T128">biri</text:span><text:span text:style-name="T125"> oranında </text:span><text:span text:style-name="T128">(%1)</text:span><text:span text:style-name="T125"> </text:span><text:span text:style-name="T127">günlük </text:span><text:span text:style-name="T125">ceza bedeli ödemeyi, </text:span><text:span text:style-name="T118">kiraya veren veya yetkili kanuni ve</text:span><text:span text:style-name="T207">kili tarafından aleyhime yapılacak, her türlü icra takibatı, mahkeme masrafları, avukatlık ücretleri ve benzeri tüm ücretlerinde tamamen şahsım tarafından karşılanacağını şimdiden <text:s/>kabul,</text:span><text:span text:style-name="T208"> beyan</text:span><text:span text:style-name="T207"> ve taahhüt ediyorum. İşbu taahhütname</text:span><text:span text:style-name="T209">yi</text:span><text:span text:style-name="T207"> </text:span><text:span text:style-name="T210">hür</text:span><text:span text:style-name="T207"> irademle </text:span><text:span text:style-name="T210">okudum ve</text:span><text:span text:style-name="T207"> imza</text:span><text:span text:style-name="T209">lıyorum</text:span><text:span text:style-name="T207">. </text:span></text:p>
      <text:p text:style-name="P45"/>
      <text:p text:style-name="P48">TAHLİYE EDİLECEK YERİN</text:p>
      <text:p text:style-name="P43">Adresi<text:tab/>: <text:s/></text:p>
      <text:p text:style-name="P46"/>
      <text:p text:style-name="P44"><text:span text:style-name="T22">İlgili </text:span><text:span text:style-name="T19">Kira </text:span><text:span text:style-name="T20">Sözleşme</text:span><text:span text:style-name="T19">si</text:span><text:span text:style-name="T20"> Tarihi, <text:s/></text:span><text:span text:style-name="T21">No <text:s/></text:span><text:span text:style-name="T20"><text:tab/>:<text:tab/></text:span></text:p>
      <text:p text:style-name="P47"/>
      <text:p text:style-name="P47">Mecurun tahliye Edileceği taahhüt edilen tarih<text:tab/>:</text:p>
      <text:p text:style-name="P34"/>
      <text:p text:style-name="P34"/>
      <text:p text:style-name="P34">Kiracı<text:tab/></text:p>
      <text:p text:style-name="P38"><text:span text:style-name="T118">Adı Soyadı<text:tab/>: </text:span><text:span text:style-name="T153">Emre AKTAŞ</text:span><text:span text:style-name="T16"><text:tab/><text:tab/><text:tab/><text:tab/> <text:tab/><text:tab/><text:tab/><text:tab/><text:tab/><text:tab/></text:span></text:p>
      <text:p text:style-name="P38"><text:span text:style-name="T153">T</text:span><text:span text:style-name="T118">C Kimlik No<text:tab/>: </text:span><text:span text:style-name="T17">251 4497 7278</text:span></text:p>
      <text:p text:style-name="P38"><text:span text:style-name="T135">Tebligat </text:span><text:span text:style-name="T118">Adres:</text:span><text:span text:style-name="T151"> </text:span></text:p>
      <text:p text:style-name="P39">Telefon No<text:tab/>: <text:span text:style-name="T206">541 5256669</text:span></text:p>
      <text:p text:style-name="P35"><text:span text:style-name="T90"><text:tab/><text:tab/><text:tab/><text:tab/></text:span><text:span text:style-name="T18"><text:tab/></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tab/><text:tab/></text:p>
      <text:p text:style-name="P7"><text:tab/> <text:s text:c="29"/>KİRACI</text:p>
      <text:p text:style-name="P37"><text:tab/><text:tab/><text:tab/><text:tab/><text:tab/><text:tab/><text:tab/><text:tab/><text:span text:style-name="T221">Emre AKTAŞ</text:span><text:span text:style-name="T222"><text:tab/><text:tab/><text:tab/><text:tab/> <text:tab/><text:tab/><text:tab/><text:tab/><text:tab/><text:tab/><text:tab/></text:span><text:span text:style-name="T221"><text:tab/>251 4497 7278</text:span></text:p>
      <text:p text:style-name="P13"/>
      <text:p text:style-name="P13"><text:soft-page-break/></text:p>
      <text:p text:style-name="P13"/>
      <text:p text:style-name="P13"/>
      <text:p text:style-name="P8"/>
      <text:p text:style-name="P8"/>
      <text:p text:style-name="P8"/>
      <text:p text:style-name="P8"/>
      <text:p text:style-name="P8"/>
      <text:p text:style-name="P15">KİRA FESİH SÖZLEŞMESİ</text:p>
      <text:p text:style-name="P16"/>
      <text:p text:style-name="P49"><text:span text:style-name="T118"><text:tab/></text:span><text:span text:style-name="T138">A</text:span><text:span text:style-name="T130">şağıda </text:span><text:span text:style-name="T127">tarih </text:span><text:span text:style-name="T130">ve</text:span><text:span text:style-name="T127"> sayı</text:span><text:span text:style-name="T131">sı </text:span><text:span text:style-name="T130">belirtilen </text:span><text:span text:style-name="T127">kira sözleşme</text:span><text:span text:style-name="T131">si</text:span><text:span text:style-name="T138">ni tek taraflı olarak fesh ediyorum. Sözleşme şartları ile t</text:span><text:span text:style-name="T118">ahtı icarımda bulunan taşınmazı; </text:span><text:span text:style-name="T138">belirtilen tarihte,</text:span><text:span text:style-name="T127"> </text:span><text:span text:style-name="T130">belirtilen </text:span><text:span text:style-name="T127">kira sözleşme</text:span><text:span text:style-name="T131">sinin</text:span><text:span text:style-name="T127"> şartlarına bağlı kalarak </text:span><text:span text:style-name="T157">tahliye ettim.</text:span></text:p>
      <text:p text:style-name="P51"/>
      <text:p text:style-name="P52"><text:span text:style-name="T200">FESH</text:span><text:span text:style-name="T199"> EDİLE</text:span><text:span text:style-name="T200">N</text:span><text:span text:style-name="T199"> </text:span><text:span text:style-name="T200">SÖZLEŞMENİN</text:span></text:p>
      <text:p text:style-name="P51"/>
      <text:p text:style-name="P50"><text:span text:style-name="T158">Tarihi, <text:s/></text:span><text:span text:style-name="T159">No</text:span><text:span text:style-name="T158"><text:tab/><text:tab/><text:tab/><text:tab/>:<text:tab/></text:span></text:p>
      <text:p text:style-name="P53">Mecurun tahliye Edil<text:span text:style-name="T198">diği </text:span>tarih<text:tab/>:</text:p>
      <text:p text:style-name="P53"/>
      <text:p text:style-name="P55">Kiracı<text:tab/></text:p>
      <text:p text:style-name="P56"><text:span text:style-name="T186">Adı Soyadı</text:span><text:span text:style-name="T118"><text:tab/>: </text:span><text:span text:style-name="T153">Emre AKTAŞ</text:span><text:span text:style-name="T16"><text:tab/><text:tab/><text:tab/><text:tab/> <text:tab/><text:tab/><text:tab/><text:tab/><text:tab/><text:tab/></text:span></text:p>
      <text:p text:style-name="P56"><text:span text:style-name="T193">T</text:span><text:span text:style-name="T186">C Kimlik No</text:span><text:span text:style-name="T118"><text:tab/>: </text:span><text:span text:style-name="T17">251 4497 7278</text:span></text:p>
      <text:p text:style-name="P56"><text:span text:style-name="T191">Tebligat </text:span><text:span text:style-name="T186">Adres</text:span><text:span text:style-name="T118">:</text:span><text:span text:style-name="T151"> </text:span></text:p>
      <text:p text:style-name="P57"><text:span text:style-name="T184">Telefon No</text:span><text:tab/>: <text:span text:style-name="T206">541 5256669</text:span></text:p>
      <text:p text:style-name="P76"><text:tab/><text:tab/><text:tab/><text:tab/><text:tab/></text:p>
      <text:p text:style-name="P54"><text:tab/></text:p>
      <text:p text:style-name="P2"><text:tab/> <text:s text:c="48"/>K<text:span text:style-name="T220">iracı</text:span><text:tab/></text:p>
      <text:p text:style-name="P77"><text:tab/><text:tab/><text:tab/><text:tab/><text:tab/><text:tab/><text:tab/><text:tab/><text:tab/><text:tab/><text:span text:style-name="T221">Emre AKTAŞ</text:span><text:span text:style-name="T222"><text:tab/><text:tab/><text:tab/><text:tab/> <text:tab/><text:tab/><text:tab/></text:span><text:span text:style-name="T221"><text:tab/><text:tab/><text:tab/><text:tab/>251 4497 7278</text:span></text:p>
      <text:p text:style-name="P77"><text:span text:style-name="T215"/></text:p>
      <text:p text:style-name="P77"><text:soft-page-break/><text:span text:style-name="T215"/></text:p>
      <text:p text:style-name="P79"/>
      <text:p text:style-name="P79"><text:span text:style-name="T223">E</text:span>lektrik Kullanım Sözleşmesi</text:p>
      <text:p text:style-name="P80"><text:span text:style-name="T2">İşbu sözleşme taraflarca elektrik kullanım şartları üzerine, anlaşılarak imzalanmıştır. </text:span><text:span text:style-name="T9">Mecurda bulunan pano ve elektrik tesisatı, kiracı tarafından ücretsiz olarak kullanılacaktır.</text:span></text:p>
      <text:list xml:id="list2094561589" text:style-name="L1">
        <text:list-item>
          <text:p text:style-name="P84"><text:span text:style-name="T224">Kiracı, kiraya verene ait abone </text:span><text:span text:style-name="T225">ve pano</text:span><text:span text:style-name="T224"> üzerinden elektrik kullanımı sağlayacaktır.</text:span></text:p>
        </text:list-item>
        <text:list-item>
          <text:p text:style-name="P85"><text:span text:style-name="T224">Kiracının kullanacağı </text:span><text:span text:style-name="T226">kompresör, matkap, </text:span><text:span text:style-name="T224">elektrik motorları, aydınlatma aksesuarları vb. gibi elektrik tüketen gereçler </text:span><text:span text:style-name="T227">her </text:span><text:span text:style-name="T224">kira başlangıcında belirlenec</text:span><text:span text:style-name="T227">e</text:span><text:span text:style-name="T224">ktir. </text:span></text:p>
          <text:p text:style-name="P86">Elektrik Kullanım Bedeli</text:p>
        </text:list-item>
        <text:list-item>
          <text:p text:style-name="P87">Elektrik kullanım bedeli, aşağıdaki şartlar dahilinde, kiraya veren tarafından ödenecektir.</text:p>
          <text:list>
            <text:list-item>
              <text:p text:style-name="P84"><text:span text:style-name="T224">Mecurda, kiracının işiyle alakalı elektrik motorları, aydınlatma vb. mecburi <text:s/>tüketimler</text:span><text:span text:style-name="T225">in bedeli</text:span><text:span text:style-name="T224"> kira bedeline dahildir, </text:span><text:span text:style-name="T228">kiracı </text:span><text:span text:style-name="T225">ayrıyeten elektrik bedeli ödemeyecektir.</text:span></text:p>
            </text:list-item>
            <text:list-item>
              <text:p text:style-name="P84"><text:span text:style-name="T224">Kiracı, elektrikli soba, su ısıtıcısı gibi </text:span><text:span text:style-name="T225">ticari işiyle ilgili olmayan, aşırı tüketim </text:span><text:span text:style-name="T224">aletleri</text:span><text:span text:style-name="T225">ni mecurda</text:span><text:span text:style-name="T224"> kullanamaz. </text:span><text:span text:style-name="T225">Bu gibi aletlerin kullanılması kira sözleşmesinin feshini gerektirir.</text:span></text:p>
            </text:list-item>
            <text:list-item>
              <text:p text:style-name="P85"><text:span text:style-name="T224">Kiracı işyerine koyacağı, elektrik tüketimi olan aletleri kiraya verene, her sözleşme döneminde bildirmekle yükümlüdür.</text:span></text:p>
            </text:list-item>
            <text:list-item>
              <text:p text:style-name="P84"><text:span text:style-name="T226">Oluşabilecek arızaların başlangıç sınırının </text:span><text:span text:style-name="T224">belirlenmesi </text:span><text:span text:style-name="T226">ve </text:span><text:span text:style-name="T229">k</text:span><text:span text:style-name="T226">iracının </text:span><text:span text:style-name="T224">aylık elektrik tüketiminin </text:span><text:span text:style-name="T226">belirlen</text:span><text:span text:style-name="T229">ebil</text:span><text:span text:style-name="T226">mesi</text:span><text:span text:style-name="T224"> için, bilgi amaçlı bir süzme sayaç takılacak ve kullanım miktarları kayıt altına alınacaktır.</text:span></text:p>
            </text:list-item>
            <text:list-item>
              <text:p text:style-name="P88">Kullanım miktarlarının aylık yaklaşık miktarlarda olması takip edilecektir. Aylara göre oluşabilecek sapmalardaki tüketim bedel farklarını kiraya veren ayrıyeten talep edemez.</text:p>
            </text:list-item>
          </text:list>
          <text:p text:style-name="P91"><text:span text:style-name="T232">Pano, Tesisat, </text:span><text:span text:style-name="T233">Arıza, Ortak Giderler </text:span><text:span text:style-name="T234">ve Sorumluluk</text:span></text:p>
        </text:list-item>
        <text:list-item>
          <text:p text:style-name="P92"><text:span text:style-name="T224">Mecurda bulunan </text:span><text:span text:style-name="T230">ana </text:span><text:span text:style-name="T224">pano, </text:span><text:span text:style-name="T229">kiracının</text:span><text:span text:style-name="T224"> enerji ihtiyacını karşılayacak şekilde tesis edilmiştir </text:span><text:span text:style-name="T231">ve </text:span><text:span text:style-name="T229">kiracıya</text:span><text:span text:style-name="T231"> 100 amperlik sigorta ile panodan enerji verilmektedir.</text:span></text:p>
        </text:list-item>
        <text:list-item>
          <text:p text:style-name="P89"><text:span text:style-name="T236">Ana p</text:span>anoda oluşabilecek arızalardan, <text:span text:style-name="T236">ana </text:span>pano üzerinden enerji sağlayan k<text:span text:style-name="T237">iracı</text:span> müştereken sorumludur. </text:p>
        </text:list-item>
        <text:list-item>
          <text:p text:style-name="P90">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90">Kiracının ekipmanlarında oluşabilecek elektrik tesisatı kaynaklı arızaların sorumluluğu tamamen kiracıya aittir. Kiracı kendi tedbirlerini almakla yükümlüdür.</text:p>
        </text:list-item>
        <text:list-item>
          <text:p text:style-name="P89"><text:span text:style-name="T237">Kiracı</text:span> kendisine ait sayaçtan sonraki tesisat ve ekipmanlarda oluşabilecek arızalardan münferiden sorumludur.</text:p>
          <text:p text:style-name="P92"><text:span text:style-name="T235">Teminat</text:span><text:span text:style-name="T224"> </text:span></text:p>
        </text:list-item>
        <text:list-item>
          <text:p text:style-name="P89">Teminat bedeli, her kira döneminde kiraya veren tarafından belirlenir ve kiracı oluşan farkı ödemekle yükümlüdür.</text:p>
        </text:list-item>
        <text:list-item>
          <text:p text:style-name="P89">Teminat bedeli, kira bitiminde borcu olmaması durumunda kiracıya, ödediği miktar kadar iade edilecektir. </text:p>
        </text:list-item>
      </text:list>
      <text:p text:style-name="P78"><text:span text:style-name="T215"/></text:p>
      <text:p text:style-name="P81">Kiracı<text:tab/></text:p>
      <text:p text:style-name="P82"><text:span text:style-name="T186">Adı Soyadı</text:span><text:span text:style-name="T118"><text:tab/>: </text:span><text:span text:style-name="T153">Emre AKTAŞ</text:span><text:span text:style-name="T16"><text:tab/><text:tab/><text:tab/><text:tab/> <text:tab/><text:tab/><text:tab/><text:tab/><text:tab/><text:tab/></text:span></text:p>
      <text:p text:style-name="P82"><text:span text:style-name="T193">T</text:span><text:span text:style-name="T186">C Kimlik No</text:span><text:span text:style-name="T118"><text:tab/>: </text:span><text:span text:style-name="T17">251 4497 7278</text:span></text:p>
      <text:p text:style-name="P82"><text:span text:style-name="T191">Tebligat </text:span><text:span text:style-name="T186">Adres</text:span><text:span text:style-name="T118">:</text:span><text:span text:style-name="T151"> </text:span></text:p>
      <text:p text:style-name="P78"><text:span text:style-name="T185">Telefon No</text:span><text:span text:style-name="T214"><text:tab/>: </text:span><text:span text:style-name="T206">541 525666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1-12-20T09:59:22.547386096</dc:date>
    <meta:editing-duration>P1DT8H9M23S</meta:editing-duration>
    <meta:editing-cycles>74</meta:editing-cycles>
    <meta:generator>LibreOffice/7.1.7.2$Linux_X86_64 LibreOffice_project/10$Build-2</meta:generator>
    <meta:print-date>2021-12-20T09:41:14.024934500</meta:print-date>
    <meta:document-statistic meta:table-count="0" meta:image-count="0" meta:object-count="0" meta:page-count="6" meta:paragraph-count="112" meta:word-count="2122" meta:character-count="16183" meta:non-whitespace-character-count="13829"/>
  </office:meta>
</office:document-meta>
</file>